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c6929" officeooo:paragraph-rsid="029432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9cccb" officeooo:paragraph-rsid="0299ccc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a749d" officeooo:paragraph-rsid="029a74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cab3e" officeooo:paragraph-rsid="029ca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e2b28" officeooo:paragraph-rsid="029e2b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8c6929" officeooo:paragraph-rsid="028c69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28a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9ccc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e2b28" officeooo:paragraph-rsid="029e2b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a1d590" officeooo:paragraph-rsid="02a1d59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 style:family="paragraph" style:parent-style-name="Preformatted_20_Text">
      <style:paragraph-properties fo:margin-left="0cm" fo:margin-right="0cm" fo:text-align="start" style:justify-single-word="false" fo:text-indent="0cm" style:auto-text-indent="false"/>
      <style:text-properties officeooo:paragraph-rsid="02a3825f"/>
    </style:style>
    <style:style style:name="P18" style:family="paragraph" style:parent-style-name="Preformatted_20_Text">
      <style:paragraph-properties fo:margin-left="0cm" fo:margin-right="0cm" fo:text-align="start" style:justify-single-word="false" fo:text-indent="0cm" style:auto-text-indent="false"/>
      <style:text-properties officeooo:paragraph-rsid="02a646e2"/>
    </style:style>
    <style:style style:name="P19" style:family="paragraph" style:parent-style-name="Preformatted_20_Text">
      <style:paragraph-properties fo:margin-left="0cm" fo:margin-right="0cm" fo:line-height="100%" fo:text-align="start" style:justify-single-word="false" fo:text-indent="0cm" style:auto-text-indent="false"/>
      <style:text-properties officeooo:paragraph-rsid="02a646e2"/>
    </style:style>
    <style:style style:name="P20" style:family="paragraph" style:parent-style-name="Standard">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 style:family="paragraph" style:parent-style-name="Standard">
      <style:text-properties fo:font-variant="normal" fo:text-transform="none" fo:color="#000000" style:font-name="Monospace" fo:font-size="11pt" fo:letter-spacing="normal" fo:language="en" fo:country="IN" fo:font-style="normal" fo:font-weight="normal" officeooo:rsid="01eba128" officeooo:paragraph-rsid="01eba1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fo:font-weight="normal" officeooo:rsid="01f04001" officeooo:paragraph-rsid="01f040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fo:font-weight="normal" officeooo:rsid="01f1d8fa" officeooo:paragraph-rsid="01f1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paragraph-properties fo:margin-left="0cm" fo:margin-right="0cm" fo:text-align="start" style:justify-single-word="false" fo:text-indent="0cm" style:auto-text-indent="false"/>
      <style:text-properties officeooo:paragraph-rsid="02e533fa"/>
    </style:style>
    <style:style style:name="P26" style:family="paragraph" style:parent-style-name="Standard">
      <style:paragraph-properties fo:margin-left="0cm" fo:margin-right="0cm" fo:text-align="start" style:justify-single-word="false" fo:text-indent="0cm" style:auto-text-indent="false"/>
      <style:text-properties officeooo:paragraph-rsid="02e95ab9"/>
    </style:style>
    <style:style style:name="P27" style:family="paragraph" style:parent-style-name="Standard">
      <style:paragraph-properties fo:margin-left="0cm" fo:margin-right="0cm" fo:text-align="start" style:justify-single-word="false" fo:text-indent="0cm" style:auto-text-indent="false"/>
      <style:text-properties officeooo:paragraph-rsid="02e9b374"/>
    </style:style>
    <style:style style:name="P28" style:family="paragraph" style:parent-style-name="Standard">
      <style:paragraph-properties fo:margin-left="0cm" fo:margin-right="0cm" fo:text-align="start" style:justify-single-word="false" fo:text-indent="0cm" style:auto-text-indent="false"/>
      <style:text-properties officeooo:paragraph-rsid="02eb483e"/>
    </style:style>
    <style:style style:name="P29" style:family="paragraph" style:parent-style-name="Standard">
      <style:paragraph-properties fo:margin-left="0cm" fo:margin-right="0cm" fo:text-align="start" style:justify-single-word="false" fo:text-indent="0cm" style:auto-text-indent="false"/>
      <style:text-properties officeooo:paragraph-rsid="02eb7fac"/>
    </style:style>
    <style:style style:name="P30" style:family="paragraph" style:parent-style-name="Standard">
      <style:paragraph-properties fo:margin-left="0cm" fo:margin-right="0cm" fo:text-align="start" style:justify-single-word="false" fo:text-indent="0cm" style:auto-text-indent="false"/>
      <style:text-properties officeooo:paragraph-rsid="02f340a9"/>
    </style:style>
    <style:style style:name="P31" style:family="paragraph" style:parent-style-name="Standard">
      <style:paragraph-properties fo:margin-left="0cm" fo:margin-right="0cm" fo:text-align="start" style:justify-single-word="false" fo:text-indent="0cm" style:auto-text-indent="false"/>
      <style:text-properties officeooo:paragraph-rsid="02f5c1dc"/>
    </style:style>
    <style:style style:name="P32" style:family="paragraph" style:parent-style-name="Standard">
      <style:paragraph-properties fo:margin-left="0cm" fo:margin-right="0cm" fo:text-align="start" style:justify-single-word="false" fo:text-indent="0cm" style:auto-text-indent="false"/>
      <style:text-properties officeooo:paragraph-rsid="02f7e8a1"/>
    </style:style>
    <style:style style:name="P33" style:family="paragraph" style:parent-style-name="Standard">
      <style:paragraph-properties fo:margin-left="0cm" fo:margin-right="0cm" fo:text-align="start" style:justify-single-word="false" fo:text-indent="0cm" style:auto-text-indent="false"/>
      <style:text-properties officeooo:paragraph-rsid="02fb3b0c"/>
    </style:style>
    <style:style style:name="P34" style:family="paragraph" style:parent-style-name="Standard">
      <style:paragraph-properties fo:margin-left="0cm" fo:margin-right="0cm" fo:text-align="start" style:justify-single-word="false" fo:text-indent="0cm" style:auto-text-indent="false"/>
      <style:text-properties officeooo:paragraph-rsid="02fde230"/>
    </style:style>
    <style:style style:name="P35" style:family="paragraph" style:parent-style-name="Standard">
      <style:paragraph-properties fo:margin-left="0cm" fo:margin-right="0cm" fo:text-align="start" style:justify-single-word="false" fo:text-indent="0cm" style:auto-text-indent="false"/>
      <style:text-properties officeooo:paragraph-rsid="02fe5df7"/>
    </style:style>
    <style:style style:name="P36" style:family="paragraph" style:parent-style-name="Standard">
      <style:paragraph-properties fo:margin-left="0cm" fo:margin-right="0cm" fo:text-align="start" style:justify-single-word="false" fo:text-indent="0cm" style:auto-text-indent="false"/>
      <style:text-properties officeooo:paragraph-rsid="030189e6"/>
    </style:style>
    <style:style style:name="P37" style:family="paragraph" style:parent-style-name="Standard">
      <style:paragraph-properties fo:margin-left="0cm" fo:margin-right="0cm" fo:text-align="start" style:justify-single-word="false" fo:text-indent="0cm" style:auto-text-indent="false"/>
      <style:text-properties officeooo:paragraph-rsid="03078b0a"/>
    </style:style>
    <style:style style:name="P38" style:family="paragraph" style:parent-style-name="Standard">
      <style:paragraph-properties fo:margin-left="0cm" fo:margin-right="0cm" fo:text-align="start" style:justify-single-word="false" fo:text-indent="0cm" style:auto-text-indent="false"/>
      <style:text-properties officeooo:paragraph-rsid="030a1e7c"/>
    </style:style>
    <style:style style:name="P39" style:family="paragraph" style:parent-style-name="Standard">
      <style:paragraph-properties fo:margin-left="0cm" fo:margin-right="0cm" fo:text-align="start" style:justify-single-word="false" fo:text-indent="0cm" style:auto-text-indent="false"/>
      <style:text-properties officeooo:paragraph-rsid="030a37b8"/>
    </style:style>
    <style:style style:name="P40" style:family="paragraph" style:parent-style-name="Standard">
      <style:paragraph-properties fo:margin-left="0cm" fo:margin-right="0cm" fo:text-align="start" style:justify-single-word="false" fo:text-indent="0cm" style:auto-text-indent="false"/>
      <style:text-properties officeooo:paragraph-rsid="030bd583"/>
    </style:style>
    <style:style style:name="P41" style:family="paragraph" style:parent-style-name="Standard">
      <style:paragraph-properties fo:margin-left="0cm" fo:margin-right="0cm" fo:text-align="start" style:justify-single-word="false" fo:text-indent="0cm" style:auto-text-indent="false"/>
      <style:text-properties officeooo:paragraph-rsid="030c22f0"/>
    </style:style>
    <style:style style:name="P42" style:family="paragraph" style:parent-style-name="Standard">
      <style:paragraph-properties fo:margin-left="0cm" fo:margin-right="0cm" fo:text-align="start" style:justify-single-word="false" fo:text-indent="0cm" style:auto-text-indent="false"/>
      <style:text-properties officeooo:paragraph-rsid="030ddf61"/>
    </style:style>
    <style:style style:name="P43" style:family="paragraph" style:parent-style-name="Standard">
      <style:paragraph-properties fo:margin-left="0cm" fo:margin-right="0cm" fo:text-align="start" style:justify-single-word="false" fo:text-indent="0cm" style:auto-text-indent="false"/>
      <style:text-properties officeooo:paragraph-rsid="030f1798"/>
    </style:style>
    <style:style style:name="P44" style:family="paragraph" style:parent-style-name="Standard">
      <style:paragraph-properties fo:margin-left="0cm" fo:margin-right="0cm" fo:text-align="start" style:justify-single-word="false" fo:text-indent="0cm" style:auto-text-indent="false"/>
      <style:text-properties officeooo:paragraph-rsid="031320ab"/>
    </style:style>
    <style:style style:name="P45" style:family="paragraph" style:parent-style-name="Standard">
      <style:paragraph-properties fo:margin-left="0cm" fo:margin-right="0cm" fo:text-align="start" style:justify-single-word="false" fo:text-indent="0cm" style:auto-text-indent="false"/>
      <style:text-properties officeooo:paragraph-rsid="03135ae0"/>
    </style:style>
    <style:style style:name="P46" style:family="paragraph" style:parent-style-name="Standard">
      <style:paragraph-properties fo:margin-left="0cm" fo:margin-right="0cm" fo:text-align="start" style:justify-single-word="false" fo:text-indent="0cm" style:auto-text-indent="false"/>
      <style:text-properties officeooo:paragraph-rsid="0314b5f2"/>
    </style:style>
    <style:style style:name="P47" style:family="paragraph" style:parent-style-name="Standard">
      <style:paragraph-properties fo:margin-left="0cm" fo:margin-right="0cm" fo:text-align="start" style:justify-single-word="false" fo:text-indent="0cm" style:auto-text-indent="false"/>
      <style:text-properties officeooo:paragraph-rsid="0314e6f8"/>
    </style:style>
    <style:style style:name="P48" style:family="paragraph" style:parent-style-name="Standard">
      <style:paragraph-properties fo:margin-left="0cm" fo:margin-right="0cm" fo:text-align="start" style:justify-single-word="false" fo:text-indent="0cm" style:auto-text-indent="false"/>
      <style:text-properties officeooo:paragraph-rsid="03162067"/>
    </style:style>
    <style:style style:name="P49" style:family="paragraph" style:parent-style-name="Standard">
      <style:paragraph-properties fo:margin-left="0cm" fo:margin-right="0cm" fo:text-align="start" style:justify-single-word="false" fo:text-indent="0cm" style:auto-text-indent="false"/>
      <style:text-properties officeooo:paragraph-rsid="0317a882"/>
    </style:style>
    <style:style style:name="P50" style:family="paragraph" style:parent-style-name="Standard">
      <style:paragraph-properties fo:margin-left="0cm" fo:margin-right="0cm" fo:text-align="start" style:justify-single-word="false" fo:text-indent="0cm" style:auto-text-indent="false"/>
      <style:text-properties officeooo:paragraph-rsid="031d4387"/>
    </style:style>
    <style:style style:name="P51" style:family="paragraph" style:parent-style-name="Standard">
      <style:paragraph-properties fo:margin-left="0cm" fo:margin-right="0cm" fo:text-align="start" style:justify-single-word="false" fo:text-indent="0cm" style:auto-text-indent="false"/>
      <style:text-properties officeooo:paragraph-rsid="031dd178"/>
    </style:style>
    <style:style style:name="P52" style:family="paragraph" style:parent-style-name="Standard">
      <style:paragraph-properties fo:margin-left="0cm" fo:margin-right="0cm" fo:text-align="start" style:justify-single-word="false" fo:text-indent="0cm" style:auto-text-indent="false"/>
      <style:text-properties officeooo:paragraph-rsid="031ea7b3"/>
    </style:style>
    <style:style style:name="P53" style:family="paragraph" style:parent-style-name="Standard">
      <style:paragraph-properties fo:margin-left="0cm" fo:margin-right="0cm" fo:text-align="start" style:justify-single-word="false" fo:text-indent="0cm" style:auto-text-indent="false"/>
      <style:text-properties officeooo:paragraph-rsid="031fad05"/>
    </style:style>
    <style:style style:name="P54" style:family="paragraph" style:parent-style-name="Standard">
      <style:paragraph-properties fo:margin-left="0cm" fo:margin-right="0cm" fo:text-align="start" style:justify-single-word="false" fo:text-indent="0cm" style:auto-text-indent="false"/>
      <style:text-properties officeooo:paragraph-rsid="0321043a"/>
    </style:style>
    <style:style style:name="P55" style:family="paragraph" style:parent-style-name="Standard">
      <style:paragraph-properties fo:margin-left="0cm" fo:margin-right="0cm" fo:text-align="start" style:justify-single-word="false" fo:text-indent="0cm" style:auto-text-indent="false"/>
      <style:text-properties officeooo:paragraph-rsid="0321222d"/>
    </style:style>
    <style:style style:name="P56" style:family="paragraph" style:parent-style-name="Standard">
      <style:paragraph-properties fo:margin-left="0cm" fo:margin-right="0cm" fo:text-align="start" style:justify-single-word="false" fo:text-indent="0cm" style:auto-text-indent="false"/>
      <style:text-properties officeooo:paragraph-rsid="03231f04"/>
    </style:style>
    <style:style style:name="P57" style:family="paragraph" style:parent-style-name="Standard">
      <style:paragraph-properties fo:margin-left="0cm" fo:margin-right="0cm" fo:text-align="start" style:justify-single-word="false" fo:text-indent="0cm" style:auto-text-indent="false"/>
      <style:text-properties officeooo:paragraph-rsid="03257b08"/>
    </style:style>
    <style:style style:name="P58" style:family="paragraph" style:parent-style-name="Standard">
      <style:paragraph-properties fo:margin-left="0cm" fo:margin-right="0cm" fo:text-align="start" style:justify-single-word="false" fo:text-indent="0cm" style:auto-text-indent="false"/>
      <style:text-properties officeooo:paragraph-rsid="0327ca13"/>
    </style:style>
    <style:style style:name="P59" style:family="paragraph" style:parent-style-name="Standard">
      <style:paragraph-properties fo:margin-left="0cm" fo:margin-right="0cm" fo:text-align="start" style:justify-single-word="false" fo:text-indent="0cm" style:auto-text-indent="false"/>
      <style:text-properties officeooo:paragraph-rsid="032913e2"/>
    </style:style>
    <style:style style:name="P60" style:family="paragraph" style:parent-style-name="Standard">
      <style:paragraph-properties fo:margin-left="0cm" fo:margin-right="0cm" fo:text-align="start" style:justify-single-word="false" fo:text-indent="0cm" style:auto-text-indent="false"/>
      <style:text-properties officeooo:paragraph-rsid="0329ed6c"/>
    </style:style>
    <style:style style:name="P61" style:family="paragraph" style:parent-style-name="Standard">
      <style:paragraph-properties fo:margin-left="0cm" fo:margin-right="0cm" fo:text-align="start" style:justify-single-word="false" fo:text-indent="0cm" style:auto-text-indent="false"/>
      <style:text-properties officeooo:paragraph-rsid="032b5e61"/>
    </style:style>
    <style:style style:name="P62" style:family="paragraph" style:parent-style-name="Standard">
      <style:paragraph-properties fo:margin-left="0cm" fo:margin-right="0cm" fo:text-align="start" style:justify-single-word="false" fo:text-indent="0cm" style:auto-text-indent="false"/>
      <style:text-properties officeooo:paragraph-rsid="032bbfff"/>
    </style:style>
    <style:style style:name="P63" style:family="paragraph" style:parent-style-name="Standard">
      <style:paragraph-properties fo:margin-left="0cm" fo:margin-right="0cm" fo:text-align="start" style:justify-single-word="false" fo:text-indent="0cm" style:auto-text-indent="false"/>
      <style:text-properties officeooo:paragraph-rsid="032d11fa"/>
    </style:style>
    <style:style style:name="P64" style:family="paragraph" style:parent-style-name="Standard">
      <style:paragraph-properties fo:margin-left="0cm" fo:margin-right="0cm" fo:text-align="start" style:justify-single-word="false" fo:text-indent="0cm" style:auto-text-indent="false"/>
      <style:text-properties officeooo:paragraph-rsid="033017cb"/>
    </style:style>
    <style:style style:name="P65" style:family="paragraph" style:parent-style-name="Standard">
      <style:paragraph-properties fo:margin-left="0cm" fo:margin-right="0cm" fo:text-align="start" style:justify-single-word="false" fo:text-indent="0cm" style:auto-text-indent="false"/>
      <style:text-properties officeooo:paragraph-rsid="0332f449"/>
    </style:style>
    <style:style style:name="P66" style:family="paragraph" style:parent-style-name="Standard">
      <style:paragraph-properties fo:margin-left="0cm" fo:margin-right="0cm" fo:text-align="start" style:justify-single-word="false" fo:text-indent="0cm" style:auto-text-indent="false"/>
      <style:text-properties officeooo:paragraph-rsid="03346fda"/>
    </style:style>
    <style:style style:name="P67" style:family="paragraph" style:parent-style-name="Standard">
      <style:paragraph-properties fo:margin-left="0cm" fo:margin-right="0cm" fo:text-align="start" style:justify-single-word="false" fo:text-indent="0cm" style:auto-text-indent="false"/>
      <style:text-properties officeooo:paragraph-rsid="03357bc7"/>
    </style:style>
    <style:style style:name="P68" style:family="paragraph" style:parent-style-name="Standard">
      <style:paragraph-properties fo:margin-left="0cm" fo:margin-right="0cm" fo:text-align="start" style:justify-single-word="false" fo:text-indent="0cm" style:auto-text-indent="false"/>
      <style:text-properties officeooo:paragraph-rsid="0336bc2b"/>
    </style:style>
    <style:style style:name="P69" style:family="paragraph" style:parent-style-name="Standard">
      <style:paragraph-properties fo:margin-left="0cm" fo:margin-right="0cm" fo:text-align="start" style:justify-single-word="false" fo:text-indent="0cm" style:auto-text-indent="false"/>
      <style:text-properties officeooo:paragraph-rsid="03384e9c"/>
    </style:style>
    <style:style style:name="P70" style:family="paragraph" style:parent-style-name="Standard">
      <style:paragraph-properties fo:margin-left="0cm" fo:margin-right="0cm" fo:text-align="start" style:justify-single-word="false" fo:text-indent="0cm" style:auto-text-indent="false"/>
      <style:text-properties officeooo:paragraph-rsid="03398561"/>
    </style:style>
    <style:style style:name="P71" style:family="paragraph" style:parent-style-name="Standard">
      <style:paragraph-properties fo:margin-left="0cm" fo:margin-right="0cm" fo:text-align="start" style:justify-single-word="false" fo:text-indent="0cm" style:auto-text-indent="false"/>
      <style:text-properties officeooo:paragraph-rsid="033feaec"/>
    </style:style>
    <style:style style:name="P72" style:family="paragraph" style:parent-style-name="Standard">
      <style:paragraph-properties fo:margin-left="0cm" fo:margin-right="0cm" fo:text-align="start" style:justify-single-word="false" fo:text-indent="0cm" style:auto-text-indent="false"/>
      <style:text-properties officeooo:paragraph-rsid="0341d954"/>
    </style:style>
    <style:style style:name="P73" style:family="paragraph" style:parent-style-name="Standard">
      <style:paragraph-properties fo:margin-left="0cm" fo:margin-right="0cm" fo:text-align="start" style:justify-single-word="false" fo:text-indent="0cm" style:auto-text-indent="false"/>
      <style:text-properties officeooo:paragraph-rsid="03438c35"/>
    </style:style>
    <style:style style:name="P74" style:family="paragraph" style:parent-style-name="Standard">
      <style:paragraph-properties fo:margin-left="0cm" fo:margin-right="0cm" fo:text-align="start" style:justify-single-word="false" fo:text-indent="0cm" style:auto-text-indent="false"/>
      <style:text-properties officeooo:paragraph-rsid="034482f5"/>
    </style:style>
    <style:style style:name="P75" style:family="paragraph" style:parent-style-name="Standard">
      <style:paragraph-properties fo:margin-left="0cm" fo:margin-right="0cm" fo:text-align="start" style:justify-single-word="false" fo:text-indent="0cm" style:auto-text-indent="false"/>
      <style:text-properties officeooo:paragraph-rsid="03451306"/>
    </style:style>
    <style:style style:name="P76" style:family="paragraph" style:parent-style-name="Standard">
      <style:paragraph-properties fo:margin-left="0cm" fo:margin-right="0cm" fo:text-align="start" style:justify-single-word="false" fo:text-indent="0cm" style:auto-text-indent="false"/>
      <style:text-properties officeooo:paragraph-rsid="03452f8a"/>
    </style:style>
    <style:style style:name="P77" style:family="paragraph" style:parent-style-name="Standard">
      <style:paragraph-properties fo:margin-left="0cm" fo:margin-right="0cm" fo:text-align="start" style:justify-single-word="false" fo:text-indent="0cm" style:auto-text-indent="false"/>
      <style:text-properties officeooo:paragraph-rsid="03460869"/>
    </style:style>
    <style:style style:name="P78" style:family="paragraph" style:parent-style-name="Standard">
      <style:paragraph-properties fo:margin-left="0cm" fo:margin-right="0cm" fo:text-align="start" style:justify-single-word="false" fo:text-indent="0cm" style:auto-text-indent="false"/>
      <style:text-properties officeooo:paragraph-rsid="03497f8d"/>
    </style:style>
    <style:style style:name="P79" style:family="paragraph" style:parent-style-name="Standard">
      <style:paragraph-properties fo:margin-left="0cm" fo:margin-right="0cm" fo:text-align="start" style:justify-single-word="false" fo:text-indent="0cm" style:auto-text-indent="false"/>
      <style:text-properties officeooo:paragraph-rsid="034a89ca"/>
    </style:style>
    <style:style style:name="P80" style:family="paragraph" style:parent-style-name="Standard">
      <style:paragraph-properties fo:margin-left="0cm" fo:margin-right="0cm" fo:text-align="start" style:justify-single-word="false" fo:text-indent="0cm" style:auto-text-indent="false"/>
      <style:text-properties officeooo:paragraph-rsid="034adaab"/>
    </style:style>
    <style:style style:name="P81" style:family="paragraph" style:parent-style-name="Standard">
      <style:paragraph-properties fo:margin-left="0cm" fo:margin-right="0cm" fo:text-align="start" style:justify-single-word="false" fo:text-indent="0cm" style:auto-text-indent="false"/>
      <style:text-properties officeooo:paragraph-rsid="034bfcba"/>
    </style:style>
    <style:style style:name="P82" style:family="paragraph" style:parent-style-name="Standard">
      <style:paragraph-properties fo:margin-left="0cm" fo:margin-right="0cm" fo:text-align="start" style:justify-single-word="false" fo:text-indent="0cm" style:auto-text-indent="false"/>
      <style:text-properties officeooo:paragraph-rsid="03519b27"/>
    </style:style>
    <style:style style:name="P83" style:family="paragraph" style:parent-style-name="Standard">
      <style:paragraph-properties fo:margin-left="0cm" fo:margin-right="0cm" fo:text-align="start" style:justify-single-word="false" fo:text-indent="0cm" style:auto-text-indent="false"/>
      <style:text-properties officeooo:paragraph-rsid="0353eb84"/>
    </style:style>
    <style:style style:name="P84" style:family="paragraph" style:parent-style-name="Standard">
      <style:paragraph-properties fo:margin-left="0cm" fo:margin-right="0cm" fo:text-align="start" style:justify-single-word="false" fo:text-indent="0cm" style:auto-text-indent="false"/>
      <style:text-properties officeooo:paragraph-rsid="035513be"/>
    </style:style>
    <style:style style:name="P85" style:family="paragraph" style:parent-style-name="Standard">
      <style:paragraph-properties fo:margin-left="0cm" fo:margin-right="0cm" fo:text-align="start" style:justify-single-word="false" fo:text-indent="0cm" style:auto-text-indent="false"/>
      <style:text-properties officeooo:paragraph-rsid="03565b76"/>
    </style:style>
    <style:style style:name="P86" style:family="paragraph" style:parent-style-name="Standard">
      <style:paragraph-properties fo:margin-left="0cm" fo:margin-right="0cm" fo:text-align="start" style:justify-single-word="false" fo:text-indent="0cm" style:auto-text-indent="false"/>
      <style:text-properties officeooo:paragraph-rsid="035b9bac"/>
    </style:style>
    <style:style style:name="P87" style:family="paragraph" style:parent-style-name="Standard">
      <style:paragraph-properties fo:margin-left="0cm" fo:margin-right="0cm" fo:text-align="start" style:justify-single-word="false" fo:text-indent="0cm" style:auto-text-indent="false"/>
      <style:text-properties officeooo:paragraph-rsid="035d58a7"/>
    </style:style>
    <style:style style:name="P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04001"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84190"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16216" officeooo:paragraph-rsid="022162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19823" officeooo:paragraph-rsid="02219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74b77" officeooo:paragraph-rsid="02274b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376030" officeooo:paragraph-rsid="023760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41aa5c"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6431b5" officeooo:paragraph-rsid="026431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1b6533" officeooo:paragraph-rsid="021b653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1d60ef" officeooo:paragraph-rsid="021d60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274b77" officeooo:paragraph-rsid="02274b7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4fcf70" officeooo:paragraph-rsid="024fcf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6b2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c11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c8a5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3f21b" officeooo:paragraph-rsid="0253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5e163" officeooo:paragraph-rsid="0255e1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892b9" officeooo:paragraph-rsid="025892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a6d83"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319a5" officeooo:paragraph-rsid="026319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6caf7"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67e8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798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deab2"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1509" officeooo:paragraph-rsid="027715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a1c9"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officeooo:paragraph-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officeooo:paragraph-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4ec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26185" officeooo:paragraph-rsid="02b2618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514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6cd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6bb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1dc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a7e0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d95c8" officeooo:paragraph-rsid="02c18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acc0b" officeooo:paragraph-rsid="02cacc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b8af7" officeooo:paragraph-rsid="02cb8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d0712" officeooo:paragraph-rsid="02cd071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5f5a74" officeooo:paragraph-rsid="025f5a7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b1dc9f" officeooo:paragraph-rsid="02b1dc9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8"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9" style:family="paragraph" style:parent-style-name="Text_20_body">
      <style:paragraph-properties fo:margin-left="0cm" fo:margin-right="0cm" fo:text-align="start" style:justify-single-word="false" fo:text-indent="0cm" style:auto-text-indent="false"/>
      <style:text-properties officeooo:paragraph-rsid="02d18a7e"/>
    </style:style>
    <style:style style:name="P150" style:family="paragraph" style:parent-style-name="Text_20_body">
      <style:paragraph-properties fo:margin-left="0cm" fo:margin-right="0cm" fo:text-align="start" style:justify-single-word="false" fo:text-indent="0cm" style:auto-text-indent="false"/>
      <style:text-properties officeooo:paragraph-rsid="02d21738"/>
    </style:style>
    <style:style style:name="P151" style:family="paragraph" style:parent-style-name="Text_20_body">
      <style:paragraph-properties fo:margin-left="0cm" fo:margin-right="0cm" fo:text-align="start" style:justify-single-word="false" fo:text-indent="0cm" style:auto-text-indent="false"/>
      <style:text-properties officeooo:paragraph-rsid="02d33647"/>
    </style:style>
    <style:style style:name="P152" style:family="paragraph" style:parent-style-name="Text_20_body">
      <style:paragraph-properties fo:margin-left="0cm" fo:margin-right="0cm" fo:text-align="start" style:justify-single-word="false" fo:text-indent="0cm" style:auto-text-indent="false"/>
      <style:text-properties officeooo:paragraph-rsid="02d364a0"/>
    </style:style>
    <style:style style:name="P153" style:family="paragraph" style:parent-style-name="Text_20_body">
      <style:paragraph-properties fo:margin-left="0cm" fo:margin-right="0cm" fo:text-align="start" style:justify-single-word="false" fo:text-indent="0cm" style:auto-text-indent="false"/>
      <style:text-properties officeooo:paragraph-rsid="02d5315c"/>
    </style:style>
    <style:style style:name="P154" style:family="paragraph" style:parent-style-name="Text_20_body">
      <style:paragraph-properties fo:margin-left="0cm" fo:margin-right="0cm" fo:text-align="start" style:justify-single-word="false" fo:text-indent="0cm" style:auto-text-indent="false"/>
      <style:text-properties officeooo:paragraph-rsid="02d8a05d"/>
    </style:style>
    <style:style style:name="P155" style:family="paragraph" style:parent-style-name="Text_20_body">
      <style:paragraph-properties fo:margin-left="0cm" fo:margin-right="0cm" fo:text-align="start" style:justify-single-word="false" fo:text-indent="0cm" style:auto-text-indent="false"/>
      <style:text-properties officeooo:paragraph-rsid="02e533fa"/>
    </style:style>
    <style:style style:name="P156" style:family="paragraph" style:parent-style-name="Text_20_body">
      <style:paragraph-properties fo:margin-left="0cm" fo:margin-right="0cm" fo:line-height="100%" fo:text-align="start" style:justify-single-word="false" fo:text-indent="0cm" style:auto-text-indent="false"/>
      <style:text-properties officeooo:paragraph-rsid="02ab2545"/>
    </style:style>
    <style:style style:name="P157" style:family="paragraph" style:parent-style-name="Text_20_body">
      <style:paragraph-properties fo:margin-left="0cm" fo:margin-right="0cm" fo:line-height="100%" fo:text-align="start" style:justify-single-word="false" fo:text-indent="0cm" style:auto-text-indent="false"/>
      <style:text-properties officeooo:paragraph-rsid="02a8cdff"/>
    </style:style>
    <style:style style:name="P158" style:family="paragraph" style:parent-style-name="Text_20_body">
      <style:paragraph-properties fo:margin-left="0cm" fo:margin-right="0cm" fo:line-height="100%" fo:text-align="start" style:justify-single-word="false" fo:text-indent="0cm" style:auto-text-indent="false"/>
      <style:text-properties officeooo:paragraph-rsid="02affc5d"/>
    </style:style>
    <style:style style:name="P159" style:family="paragraph" style:parent-style-name="Text_20_body">
      <style:paragraph-properties fo:margin-left="0cm" fo:margin-right="0cm" fo:line-height="100%" fo:text-align="start" style:justify-single-word="false" fo:text-indent="0cm" style:auto-text-indent="false"/>
      <style:text-properties officeooo:paragraph-rsid="02cffea7"/>
    </style:style>
    <style:style style:name="T1" style:family="text">
      <style:text-properties fo:color="#000000" style:font-name="Monospace" fo:font-size="11pt" fo:background-color="#e8f2fe" loext:char-shading-value="0" style:font-size-asian="11pt"/>
    </style:style>
    <style:style style:name="T2" style:family="text">
      <style:text-properties fo:color="#000000" style:font-name="Monospace" fo:font-size="11pt" style:font-size-asian="11pt"/>
    </style:style>
    <style:style style:name="T3" style:family="text">
      <style:text-properties fo:color="#000000" style:font-name="Monospace" fo:font-size="11pt" fo:background-color="#d4d4d4" loext:char-shading-value="0" style:font-size-asian="11pt"/>
    </style:style>
    <style:style style:name="T4" style:family="text">
      <style:text-properties fo:color="#000000"/>
    </style:style>
    <style:style style:name="T5" style:family="text">
      <style:text-properties fo:color="#000000" officeooo:rsid="028698ac"/>
    </style:style>
    <style:style style:name="T6" style:family="text">
      <style:text-properties fo:color="#000000" officeooo:rsid="0287cbd2"/>
    </style:style>
    <style:style style:name="T7" style:family="text">
      <style:text-properties fo:color="#000000" fo:font-weight="bold" officeooo:rsid="0287cbd2" style:font-weight-asian="bold" style:font-weight-complex="bold"/>
    </style:style>
    <style:style style:name="T8" style:family="text">
      <style:text-properties fo:color="#000000" fo:font-weight="bold" style:font-weight-asian="bold" style:font-weight-complex="bold"/>
    </style:style>
    <style:style style:name="T9" style:family="text">
      <style:text-properties fo:color="#000000" officeooo:rsid="0287cbe7"/>
    </style:style>
    <style:style style:name="T10" style:family="text">
      <style:text-properties fo:color="#000000" officeooo:rsid="0289278d"/>
    </style:style>
    <style:style style:name="T11" style:family="text">
      <style:text-properties fo:color="#000000" officeooo:rsid="02943244"/>
    </style:style>
    <style:style style:name="T12" style:family="text">
      <style:text-properties fo:color="#000000" officeooo:rsid="029807ee"/>
    </style:style>
    <style:style style:name="T13" style:family="text">
      <style:text-properties fo:color="#0000ff" style:font-name="Monospace" fo:font-size="11pt" fo:background-color="#e8f2fe" loext:char-shading-value="0" style:font-size-asian="11pt"/>
    </style:style>
    <style:style style:name="T14" style:family="text">
      <style:text-properties fo:font-weight="bold" style:font-weight-asian="bold" style:font-weight-complex="bold"/>
    </style:style>
    <style:style style:name="T15" style:family="text">
      <style:text-properties fo:font-weight="bold" officeooo:rsid="027ad926" style:font-weight-asian="bold" style:font-weight-complex="bold"/>
    </style:style>
    <style:style style:name="T16" style:family="text">
      <style:text-properties fo:color="#008080" style:font-name="Monospace" fo:font-size="11pt" style:font-size-asian="11pt"/>
    </style:style>
    <style:style style:name="T17" style:family="text">
      <style:text-properties fo:color="#008080"/>
    </style:style>
    <style:style style:name="T18" style:family="text">
      <style:text-properties fo:color="#3f7f7f" style:font-name="Monospace" fo:font-size="11pt" style:font-size-asian="11pt"/>
    </style:style>
    <style:style style:name="T19" style:family="text">
      <style:text-properties fo:color="#3f7f7f"/>
    </style:style>
    <style:style style:name="T20" style:family="text">
      <style:text-properties fo:color="#3c3c3c" style:font-name="Monospace" fo:font-size="11pt" style:font-size-asian="11pt"/>
    </style:style>
    <style:style style:name="T21" style:family="text">
      <style:text-properties fo:color="#3c3c3c" style:font-name="Monospace" fo:font-size="11pt" fo:background-color="#e8f2fe" loext:char-shading-value="0" style:font-size-asian="11pt"/>
    </style:style>
    <style:style style:name="T22" style:family="text">
      <style:text-properties fo:color="#3c3c3c"/>
    </style:style>
    <style:style style:name="T23" style:family="text">
      <style:text-properties fo:color="#3c3c3c" officeooo:rsid="01f5d5ce"/>
    </style:style>
    <style:style style:name="T24" style:family="text">
      <style:text-properties fo:color="#3c3c3c" officeooo:rsid="01f70697"/>
    </style:style>
    <style:style style:name="T25" style:family="text">
      <style:text-properties fo:color="#3c3c3c" officeooo:rsid="01fc14c9"/>
    </style:style>
    <style:style style:name="T26" style:family="text">
      <style:text-properties fo:color="#3c3c3c" officeooo:rsid="01ff9bac"/>
    </style:style>
    <style:style style:name="T27" style:family="text">
      <style:text-properties fo:color="#3c3c3c" officeooo:rsid="0200b99e"/>
    </style:style>
    <style:style style:name="T28" style:family="text">
      <style:text-properties fo:color="#3c3c3c" officeooo:rsid="0205821f"/>
    </style:style>
    <style:style style:name="T29" style:family="text">
      <style:text-properties fo:color="#3c3c3c" officeooo:rsid="02070c3e"/>
    </style:style>
    <style:style style:name="T30" style:family="text">
      <style:text-properties fo:color="#3c3c3c" officeooo:rsid="020960fd"/>
    </style:style>
    <style:style style:name="T31" style:family="text">
      <style:text-properties fo:color="#3c3c3c" officeooo:rsid="020e20c5"/>
    </style:style>
    <style:style style:name="T32" style:family="text">
      <style:text-properties fo:color="#3c3c3c" officeooo:rsid="02101a8f"/>
    </style:style>
    <style:style style:name="T33" style:family="text">
      <style:text-properties fo:color="#3c3c3c" officeooo:rsid="021355c9"/>
    </style:style>
    <style:style style:name="T34" style:family="text">
      <style:text-properties fo:color="#3c3c3c" officeooo:rsid="021986a9"/>
    </style:style>
    <style:style style:name="T35" style:family="text">
      <style:text-properties fo:color="#3c3c3c"/>
    </style:style>
    <style:style style:name="T36" style:family="text">
      <style:text-properties fo:color="#3c3c3c" officeooo:rsid="02200dc5"/>
    </style:style>
    <style:style style:name="T37" style:family="text">
      <style:text-properties fo:color="#3c3c3c" officeooo:rsid="022a512a"/>
    </style:style>
    <style:style style:name="T38" style:family="text">
      <style:text-properties fo:color="#3c3c3c" officeooo:rsid="022abd33"/>
    </style:style>
    <style:style style:name="T39" style:family="text">
      <style:text-properties fo:color="#3c3c3c" officeooo:rsid="022b575b"/>
    </style:style>
    <style:style style:name="T40" style:family="text">
      <style:text-properties fo:color="#3c3c3c" officeooo:rsid="02393ece"/>
    </style:style>
    <style:style style:name="T41"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fo:font-weight="normal" officeooo:rsid="02affc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fo:font-weight="normal" officeooo:rsid="02d18a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fo:font-weight="normal" officeooo:rsid="02d217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fo:font-weight="normal" officeooo:rsid="02d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fo:font-weight="normal" officeooo:rsid="02db60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fo:font-weight="normal" officeooo:rsid="02f5c1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fo:font-weight="normal" officeooo:rsid="02fb3b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fo:font-weight="normal" officeooo:rsid="02fe5d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fo:font-weight="normal" officeooo:rsid="030189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fo:font-weight="normal" officeooo:rsid="030405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fo:font-weight="normal" officeooo:rsid="03078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fo:font-weight="normal" officeooo:rsid="030824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fo:font-weight="normal" officeooo:rsid="030a1e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fo:font-weight="normal" officeooo:rsid="030ddf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fo:font-weight="normal" officeooo:rsid="030f17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fo:font-weight="normal" officeooo:rsid="030f17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fo:font-weight="normal" officeooo:rsid="0314b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fo:font-weight="normal" officeooo:rsid="0314e6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fo:font-weight="normal" officeooo:rsid="0314e6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fo:font-weight="normal" officeooo:rsid="03199c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fo:font-weight="normal" officeooo:rsid="031d43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fo:font-weight="normal" officeooo:rsid="031dd17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fo:font-weight="normal" officeooo:rsid="031ea7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fo:font-weight="normal" officeooo:rsid="031fad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fo:font-weight="normal" officeooo:rsid="032104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fo:font-weight="normal" officeooo:rsid="032122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fo:font-weight="normal" officeooo:rsid="03257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327e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32913e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329ed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32b5e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32bbf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33017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33017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332f4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3346f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3357b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336bc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384e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33985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41d9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4482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4513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460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497f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4a89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4bfc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532e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53eb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53eb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5513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5b9b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5d58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officeooo:rsid="035b9bac"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0" style:family="text">
      <style:text-properties fo:font-variant="normal" fo:text-transform="none" fo:color="#000000" style:font-name="Monospace" fo:font-size="11pt" fo:letter-spacing="normal" fo:language="en" fo:country="IN" fo:font-style="normal" fo:font-weight="bold" officeooo:rsid="02cff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fo:font-weight="bold" officeooo:rsid="02d034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fo:font-weight="bold" officeooo:rsid="02f340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fo:font-weight="bold" officeooo:rsid="030189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fo:font-weight="bold" officeooo:rsid="031d43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fo:font-weight="bold" officeooo:rsid="031fad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fo:font-weight="bold" officeooo:rsid="03231f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fo:font-weight="bold" officeooo:rsid="0327e7b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fo:font-weight="bold" officeooo:rsid="032b5e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font-name="Monospace" fo:font-size="11pt" fo:letter-spacing="normal" fo:language="en" fo:country="IN" fo:font-style="normal" fo:font-weight="bold" officeooo:rsid="03357b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font-name="Monospace" fo:font-size="11pt" fo:letter-spacing="normal" fo:language="en" fo:country="IN" fo:font-style="normal" fo:font-weight="bold" officeooo:rsid="033e28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font-name="Monospace" fo:font-size="11pt" fo:letter-spacing="normal" fo:language="en" fo:country="IN" fo:font-style="normal" fo:font-weight="bold" officeooo:rsid="03452f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font-name="Monospace" fo:font-size="11pt" fo:letter-spacing="normal" fo:language="en" fo:country="IN" fo:font-style="normal" fo:font-weight="bold" officeooo:rsid="034adaa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4" style:family="text">
      <style:text-properties fo:font-variant="normal" fo:text-transform="none" fo:color="#000000" style:font-name="Monospace" fo:font-size="11pt" fo:letter-spacing="normal" fo:language="en" fo:country="IN" fo:font-style="normal" fo:font-weight="bold" officeooo:rsid="03519b2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5" style:family="text">
      <style:text-properties fo:font-variant="normal" fo:text-transform="none" fo:color="#000000" style:font-name="Monospace" fo:font-size="11pt" fo:letter-spacing="normal" fo:language="en" fo:country="IN" fo:font-style="normal" fo:font-weight="bold" officeooo:rsid="035b9b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6" style:family="text">
      <style:text-properties fo:font-variant="normal" fo:text-transform="none" fo:color="#7f0055"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137" style:family="text">
      <style:text-properties fo:font-variant="normal" fo:text-transform="none" fo:color="#7f0055" style:font-name="Monospace" fo:font-size="11pt" fo:letter-spacing="normal" fo:language="en" fo:country="IN" fo:font-style="normal" fo:font-weight="bold" officeooo:rsid="03497f8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138" style:family="text">
      <style:text-properties officeooo:rsid="01f25378"/>
    </style:style>
    <style:style style:name="T139" style:family="text">
      <style:text-properties fo:color="#7f0055" style:font-name="Monospace" fo:font-size="11pt" fo:font-weight="bold" style:font-size-asian="11pt" style:font-weight-asian="bold"/>
    </style:style>
    <style:style style:name="T140" style:family="text">
      <style:text-properties fo:color="#7f0055" style:font-name="Monospace" fo:font-size="11pt" fo:font-weight="bold" fo:background-color="#e8f2fe" loext:char-shading-value="0" style:font-size-asian="11pt" style:font-weight-asian="bold"/>
    </style:style>
    <style:style style:name="T141" style:family="text">
      <style:text-properties fo:color="#7f0055" style:font-name="Monospace" fo:font-size="11pt" fo:font-weight="bold" fo:background-color="#d4d4d4" loext:char-shading-value="0" style:font-size-asian="11pt" style:font-weight-asian="bold"/>
    </style:style>
    <style:style style:name="T142" style:family="text">
      <style:text-properties fo:color="#7f0055"/>
    </style:style>
    <style:style style:name="T143" style:family="text">
      <style:text-properties officeooo:rsid="025b6659"/>
    </style:style>
    <style:style style:name="T144" style:family="text">
      <style:text-properties officeooo:rsid="0265b728"/>
    </style:style>
    <style:style style:name="T145" style:family="text">
      <style:text-properties officeooo:rsid="026b43fc"/>
    </style:style>
    <style:style style:name="T146" style:family="text">
      <style:text-properties officeooo:rsid="026f491b"/>
    </style:style>
    <style:style style:name="T147" style:family="text">
      <style:text-properties officeooo:rsid="0277a1c9"/>
    </style:style>
    <style:style style:name="T148" style:family="text">
      <style:text-properties fo:color="#2a00ff" style:font-name="Monospace" fo:font-size="11pt" style:font-size-asian="11pt"/>
    </style:style>
    <style:style style:name="T149" style:family="text">
      <style:text-properties fo:color="#2a00ff"/>
    </style:style>
    <style:style style:name="T150" style:family="text">
      <style:text-properties fo:color="#2a00ff" style:text-underline-style="solid" style:text-underline-width="auto" style:text-underline-color="font-color"/>
    </style:style>
    <style:style style:name="T151" style:family="text">
      <style:text-properties officeooo:rsid="027bdae7"/>
    </style:style>
    <style:style style:name="T152" style:family="text">
      <style:text-properties officeooo:rsid="0282dc79"/>
    </style:style>
    <style:style style:name="T153" style:family="text">
      <style:text-properties style:text-underline-style="solid" style:text-underline-width="auto" style:text-underline-color="font-color"/>
    </style:style>
    <style:style style:name="T154" style:family="text">
      <style:text-properties fo:color="#3f5fbf"/>
    </style:style>
    <style:style style:name="T155" style:family="text">
      <style:text-properties fo:color="#646464" style:font-name="Monospace" fo:font-size="11pt" style:font-size-asian="11pt"/>
    </style:style>
    <style:style style:name="T156" style:family="text">
      <style:text-properties fo:color="#0000c0" style:font-name="Monospace" fo:font-size="11pt" fo:font-style="italic" fo:font-weight="bold" style:font-size-asian="11pt" style:font-style-asian="italic" style:font-weight-asian="bold"/>
    </style:style>
    <style:style style:name="T157" style:family="text">
      <style:text-properties fo:color="#0000c0" style:font-name="Monospace" fo:font-size="11pt" fo:font-style="italic" fo:font-weight="bold" fo:background-color="#d4d4d4" loext:char-shading-value="0" style:font-size-asian="11pt" style:font-style-asian="italic" style:font-weight-asian="bold"/>
    </style:style>
    <style:style style:name="T158" style:family="text">
      <style:text-properties fo:color="#0000c0" style:font-name="Monospace" fo:font-size="11pt" style:font-size-asian="11pt"/>
    </style:style>
    <style:style style:name="T159" style:family="text">
      <style:text-properties style:font-style-asian="italic"/>
    </style:style>
    <style:style style:name="T160" style:family="text">
      <style:text-properties officeooo:rsid="02bd95c8"/>
    </style:style>
    <style:style style:name="T161" style:family="text">
      <style:text-properties officeooo:rsid="02c26526"/>
    </style:style>
    <style:style style:name="T162" style:family="text">
      <style:text-properties officeooo:rsid="02c5ed0b"/>
    </style:style>
    <style:style style:name="T163" style:family="text">
      <style:text-properties fo:color="#6a3e3e" style:font-name="Monospace" fo:font-size="11pt" style:font-size-asian="11pt"/>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1. pom.xml</text:p>
      <text:p text:style-name="P20"/>
      <text:p text:style-name="P23">Maven and Gradle are some of the build systems that have great support for spring boot. They are like Ant, but Ant does not have great support for spring boot. <text:span text:style-name="T138">Pom.xml is the build and dependency management file for maven.</text:span></text:p>
      <text:p text:style-name="P20"/>
      <text:p text:style-name="P21">Will document all entries made in this file and the purpose of them, when and where required.</text:p>
      <text:p text:style-name="P21"/>
      <text:p text:style-name="P21"><text:span text:style-name="T17">&lt;</text:span><text:span text:style-name="T19">parent</text:span><text:span text:style-name="T17">&gt;</text:span></text:p>
      <text:p text:style-name="P24"><text:span text:style-name="T20"><text:s text:c="4"/></text:span><text:span text:style-name="T16">&lt;</text:span><text:span text:style-name="T18">groupId</text:span><text:span text:style-name="T16">&gt;</text:span><text:span text:style-name="T20">org.springframework.boot</text:span><text:span text:style-name="T16">&lt;/</text:span><text:span text:style-name="T18">groupId</text:span><text:span text:style-name="T16">&gt;</text:span></text:p>
      <text:p text:style-name="P24"><text:span text:style-name="T20"><text:s text:c="4"/></text:span><text:span text:style-name="T16">&lt;</text:span><text:span text:style-name="T18">artifactId</text:span><text:span text:style-name="T16">&gt;</text:span><text:span text:style-name="T20">spring-boot-starter-parent</text:span><text:span text:style-name="T16">&lt;/</text:span><text:span text:style-name="T18">artifactId</text:span><text:span text:style-name="T16">&gt;</text:span></text:p>
      <text:p text:style-name="P24"><text:span text:style-name="T20"><text:s text:c="4"/></text:span><text:span text:style-name="T16">&lt;</text:span><text:span text:style-name="T18">version</text:span><text:span text:style-name="T16">&gt;</text:span><text:span text:style-name="T20">2.1.5.RELEASE</text:span><text:span text:style-name="T16">&lt;/</text:span><text:span text:style-name="T18">version</text:span><text:span text:style-name="T16">&gt;</text:span></text:p>
      <text:p text:style-name="P24"><text:span text:style-name="T16">&lt;/</text:span><text:span text:style-name="T18">parent</text:span><text:span text:style-name="T16">&gt;</text:span></text:p>
      <text:p text:style-name="P21"/>
      <text:p text:style-name="P22">The ‘parent’ tage allows us to maintain the versions of different artefacts and depdendencies that will be used in building and implementing the application. The version numbers of other dependent aretifacts need not be eplicitly mentioned since maven will automatically configure them on the basis of the parent.</text:p>
      <text:p text:style-name="P22"/>
      <text:p text:style-name="P88"><text:span text:style-name="T24">s</text:span><text:span text:style-name="T22">pring-boot-starter-parent </text:span><text:span text:style-name="T23">has certain which you can now inherit from and also dependency management will be taken care by the maven/spring now.</text:span></text:p>
      <text:p text:style-name="P88"><text:span text:style-name="T23"/></text:p>
      <text:p text:style-name="P88"><text:span text:style-name="T23"><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boot</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boot-starter-web</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88"><text:span text:style-name="T23"/></text:p>
      <text:p text:style-name="P89"><text:span text:style-name="T22">‘spring-boot-starter-web’, </text:span><text:span text:style-name="T25">is a starter for building web, including RESTful applications using Spring MVC. Uses Tomcat as the default embedded container. And hence we get the libraries supporting all the</text:span><text:span text:style-name="T36">se (including jackson related).</text:span></text:p>
      <text:p text:style-name="P89"/>
      <text:p text:style-name="P89"><text:span text:style-name="T22">If you notice, we have not mentioned the version here because this will now be automatically managed from the parent i.e. from ‘ spring-boot-starter-parent’</text:span></text:p>
      <text:p text:style-name="P89"><text:span text:style-name="T22"/></text:p>
      <text:p text:style-name="P89"><text:span text:style-name="T22"><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boot</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boot-starter-data-jpa</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89"><text:span text:style-name="T22"/></text:p>
      <text:p text:style-name="P90"><text:span text:style-name="T22">‘ spring-boot-starter-data-jpa’, </text:span><text:span text:style-name="T26">is a starter for using Spring Data Jpa with Hibernate. </text:span><text:span text:style-name="T27">So, you get Hibernate Code, JDBC and stuff with this.</text:span></text:p>
      <text:p text:style-name="P90"><text:span text:style-name="T27"/></text:p>
      <text:p text:style-name="P90"><text:span text:style-name="T27"><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boot</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boot-starter-security</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90"><text:span text:style-name="T27"/></text:p>
      <text:p text:style-name="P91"><text:span text:style-name="T27">‘ spring-boot-starter-security’, </text:span><text:span text:style-name="T28">is a starter for using Spring Security. <text:s/></text:span><text:span text:style-name="T29">This depends on AOP and hence brings in its libraries also.</text:span></text:p>
      <text:p text:style-name="P91"><text:span text:style-name="T29"/></text:p>
      <text:p text:style-name="P91"><text:soft-page-break/><text:span text:style-name="T29"/></text:p>
      <text:p text:style-name="P91"><text:span text:style-name="T29"><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security.oauth</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security-oauth2</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91"><text:span text:style-name="T29"/></text:p>
      <text:p text:style-name="P92"><text:span text:style-name="T27">‘ spring-security-oauth2’, </text:span><text:span text:style-name="T30">this is not managed by Spring. And is starter for using Oauth2 with Spring. I think you need to mention the version here for this to work.</text:span></text:p>
      <text:p text:style-name="P92"><text:span text:style-name="T30"/></text:p>
      <text:p text:style-name="P92"><text:span text:style-name="T30"><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postgresql</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postgresql</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93"><text:span text:style-name="T30">‘ postgresql’, </text:span><text:span text:style-name="T31">this is also not managed by Spring Boot Starter and hence will need the version. But </text:span><text:span text:style-name="T32">basically contains all postgresql related libraries.</text:span></text:p>
      <text:p text:style-name="P93"><text:span text:style-name="T32"/></text:p>
      <text:p text:style-name="P93"><text:span text:style-name="T32"><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boot</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boot-starter-logging</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94"><text:span text:style-name="T32">‘ spring-boot-starter-logging’, </text:span><text:span text:style-name="T33">this is a starter for logging with Logback, which is the default logging starter.</text:span></text:p>
      <text:p text:style-name="P94"><text:span text:style-name="T33"/></text:p>
      <text:p text:style-name="P95"><text:span text:style-name="T33">I </text:span><text:span text:style-name="T22">mean, you basically use SLF4J, which is a Java Logging facade and extend it with a logging framework like log4j2 or logback and spring boot supports Logback, although there is a starter for log4j2 also.</text:span></text:p>
      <text:p text:style-name="P95"><text:span text:style-name="T22"/></text:p>
      <text:p text:style-name="P94"><text:span text:style-name="T33"><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boot</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boot-devtools</text:span><text:span text:style-name="T16">&lt;/</text:span><text:span text:style-name="T18">artifactId</text:span><text:span text:style-name="T16">&gt;</text:span></text:p>
      <text:p text:style-name="P24"><text:span text:style-name="T20"><text:tab/></text:span><text:span text:style-name="T16">&lt;/</text:span><text:span text:style-name="T18">dependency</text:span><text:span text:style-name="T16">&gt;</text:span></text:p>
      <text:p text:style-name="P94"><text:span text:style-name="T33"/></text:p>
      <text:p text:style-name="P96"><text:span text:style-name="T30">T</text:span><text:span text:style-name="T22">his is basically for live-reloading. Meaning, whenever we make any changes to the code, we do not have to re-boot the application, rather we can just do a build and a kind of fast/semi re-boot happens ensuring the changes made are integrated and built with. </text:span><text:span text:style-name="T34">Helps in development.</text:span></text:p>
      <text:p text:style-name="P96"><text:span text:style-name="T34"/></text:p>
      <text:p text:style-name="P96"><text:span text:style-name="T34"/></text:p>
      <text:p text:style-name="P106"><text:span text:style-name="T22">Now, trying to build the project w/o specifying the versions of none of the dependencies:</text:span></text:p>
      <text:p text:style-name="P106"><text:span text:style-name="T22"/></text:p>
      <text:p text:style-name="P97"><text:span text:style-name="T22">And, everything else gets build fine except for </text:span><text:span text:style-name="T22">spring-security-oauth2</text:span><text:span text:style-name="T22">, there is an error in the pom.xml which basically says the version for this particular artifact is required.</text:span></text:p>
      <text:p text:style-name="P97"><text:span text:style-name="T22"/></text:p>
      <text:p text:style-name="P97"><text:span text:style-name="T22">Hence, will now update that entry to this:</text:span></text:p>
      <text:p text:style-name="P97"><text:span text:style-name="T22"/></text:p>
      <text:p text:style-name="P97"><text:span text:style-name="T22"><text:tab/></text:span><text:span text:style-name="T17">&lt;</text:span><text:span text:style-name="T19">dependency</text:span><text:span text:style-name="T17">&gt;</text:span></text:p>
      <text:p text:style-name="P24"><text:span text:style-name="T20"><text:tab/> <text:s text:c="3"/></text:span><text:span text:style-name="T16">&lt;</text:span><text:span text:style-name="T18">groupId</text:span><text:span text:style-name="T16">&gt;</text:span><text:span text:style-name="T20">org.springframework.security.oauth</text:span><text:span text:style-name="T16">&lt;/</text:span><text:span text:style-name="T18">groupId</text:span><text:span text:style-name="T16">&gt;</text:span></text:p>
      <text:p text:style-name="P24"><text:span text:style-name="T20"><text:tab/> <text:s text:c="3"/></text:span><text:span text:style-name="T16">&lt;</text:span><text:span text:style-name="T18">artifactId</text:span><text:span text:style-name="T16">&gt;</text:span><text:span text:style-name="T20">spring-security-oauth2</text:span><text:span text:style-name="T16">&lt;/</text:span><text:span text:style-name="T18">artifactId</text:span><text:span text:style-name="T16">&gt;</text:span></text:p>
      <text:p text:style-name="P24"><text:span text:style-name="T20"><text:tab/> <text:s text:c="3"/></text:span><text:span text:style-name="T16">&lt;</text:span><text:span text:style-name="T18">version</text:span><text:span text:style-name="T16">&gt;</text:span><text:span text:style-name="T20">2.3.6.RELEASE</text:span><text:span text:style-name="T16">&lt;/</text:span><text:span text:style-name="T18">version</text:span><text:span text:style-name="T16">&gt;</text:span></text:p>
      <text:p text:style-name="P24"><text:span text:style-name="T20"><text:tab/></text:span><text:span text:style-name="T16">&lt;/</text:span><text:span text:style-name="T18">dependency</text:span><text:span text:style-name="T16">&gt;</text:span></text:p>
      <text:p text:style-name="P97"><text:span text:style-name="T22"/></text:p>
      <text:p text:style-name="P107"><text:span text:style-name="T22">And, now building the project again:</text:span></text:p>
      <text:p text:style-name="P98"><text:soft-page-break/><text:span text:style-name="T22">I am still getting an error at Line 1. No Error Description at all. Not </text:span></text:p>
      <text:p text:style-name="P98"><text:span text:style-name="T22">sure what to do, let’s just proceed and see.</text:span></text:p>
      <text:p text:style-name="P98"><text:span text:style-name="T22"/></text:p>
      <text:p text:style-name="P99"><text:span text:style-name="T22">Ok, I have just created the Application.java which is the main class for the application and ran it and though the application failed to stop, it basically happened for not providing a data source, but it looks the pom is fine, and the error can be ignored for now.</text:span></text:p>
      <text:p text:style-name="P99"><text:span text:style-name="T22"/></text:p>
      <text:p text:style-name="P108"><text:span text:style-name="T22">2. Domain Model</text:span></text:p>
      <text:p text:style-name="P108"><text:span text:style-name="T22"/></text:p>
      <text:p text:style-name="P102"><text:span text:style-name="T22">I am just going to be one model/entity here, to keep things simple.</text:span></text:p>
      <text:p text:style-name="P100"><text:span text:style-name="T22"/></text:p>
      <text:p text:style-name="P101"><text:span text:style-name="T22">Company:</text:span></text:p>
      <text:p text:style-name="P101"><text:span text:style-name="T22">Name, Category (</text:span><text:span text:style-name="T39">what is it into – coul</text:span><text:span text:style-name="T40">d</text:span><text:span text:style-name="T39"> be </text:span><text:span text:style-name="T22">multiple – </text:span><text:span text:style-name="T40">comma separated</text:span><text:span text:style-name="T22">), </text:span><text:span text:style-name="T37">CEO, Chairman, Start Date </text:span><text:span text:style-name="T38">(when was this company setup)</text:span></text:p>
      <text:p text:style-name="P101"><text:span text:style-name="T38"/></text:p>
      <text:p text:style-name="P103"><text:span text:style-name="T38">A</text:span><text:span text:style-name="T22">nd, you are basically allowed to fetch all companies, fetch a company by its name, add a company and delete a company.</text:span></text:p>
      <text:p text:style-name="P103"><text:span text:style-name="T22"/></text:p>
      <text:p text:style-name="P109"><text:span text:style-name="T22">Database details:</text:span></text:p>
      <text:p text:style-name="P109"><text:span text:style-name="T22"/></text:p>
      <text:p text:style-name="P105"><text:span text:style-name="T22">Let’s first create out database. Ideally called as a Schema in Oracle/MySQL, in PostgreSQL we call it a database.</text:span></text:p>
      <text:p text:style-name="P105"><text:span text:style-name="T22"/></text:p>
      <text:p text:style-name="P105"><text:span text:style-name="T22">So, created a database from pgadmin (client for postgresql).</text:span></text:p>
      <text:p text:style-name="P105"><text:span text:style-name="T22"/></text:p>
      <text:p text:style-name="P105"><text:span text:style-name="T22">Database: oauth2-example1 </text:span></text:p>
      <text:p text:style-name="P104"><text:span text:style-name="T22"/></text:p>
      <text:p text:style-name="P104"><text:span text:style-name="T22">And, this is the table creation script:</text:span></text:p>
      <text:p text:style-name="P104"><text:span text:style-name="T22"/></text:p>
      <text:p text:style-name="P111">CREATE TABLE company (</text:p>
      <text:p text:style-name="P110"><text:s/>id integer PRIMARY KEY,</text:p>
      <text:p text:style-name="P110"><text:s/>name text NOT NULL,</text:p>
      <text:p text:style-name="P112"><text:s/>category text NOT NULL,</text:p>
      <text:p text:style-name="P113"><text:s/>ceo text NOT NULL,</text:p>
      <text:p text:style-name="P113"><text:s/>chairman text NOT NULL,</text:p>
      <text:p text:style-name="P113"><text:s/>start_date date NOT NULL <text:tab/></text:p>
      <text:p text:style-name="P110">);</text:p>
      <text:p text:style-name="P110"/>
      <text:p text:style-name="P118">integer is a signed 4 byte integer and text is a variable length character string. <text:s/>Date also takes 4 bytes.</text:p>
      <text:p text:style-name="P110"/>
      <text:p text:style-name="P116"><text:span text:style-name="T144">Have run the above script in the pgadmin query editor and <text:s/>hence the t</text:span>able <text:span text:style-name="T144">is </text:span>created.</text:p>
      <text:p text:style-name="P116"/>
      <text:p text:style-name="P126">The above table creation script is now part of schema.sql file in the project under resources/database/postgresql folder.</text:p>
      <text:p text:style-name="P116"/>
      <text:p text:style-name="P116">INSERT INTO company (id,name,category,ceo,chairman,start_date) </text:p>
      <text:p text:style-name="P116">VALUES (1,'Infosys','Software Services','Vishal Sikka','Narayana Murthy',current_date);</text:p>
      <text:p text:style-name="P116"/>
      <text:p text:style-name="P116">INSERT INTO company (id,name,category,ceo,chairman,start_date) </text:p>
      <text:p text:style-name="P116">VALUES (2,'Tesla','Electric Cars, Battery Technology','Elon Musk','XYZ',current_date);</text:p>
      <text:p text:style-name="P116"/>
      <text:p text:style-name="P116"><text:soft-page-break/>INSERT INTO company (id,name,category,ceo,chairman,start_date) </text:p>
      <text:p text:style-name="P116">VALUES (3,'Samsung','Electronics','ABC','XYZ',current_date);</text:p>
      <text:p text:style-name="P111"/>
      <text:p text:style-name="P117">Above are the insert scripts to create dummy data in the table. <text:span text:style-name="T147">And these scripts are part of data.sql file under resources/database/postgresql folder in the project.</text:span></text:p>
      <text:p text:style-name="P114"/>
      <text:p text:style-name="P119">current_date is a function in postgresql which will always returns today’s date depending on the server <text:span text:style-name="T143">timezone.</text:span></text:p>
      <text:p text:style-name="P127"/>
      <text:p text:style-name="P115"/>
      <text:p text:style-name="P145">Generating Model/Entity from Table</text:p>
      <text:p text:style-name="P145"/>
      <text:p text:style-name="P120">I have used JPA Tools in Eclipse to generate Entity/Model from the tables.</text:p>
      <text:p text:style-name="P120">Have to first connect the tools to the database. Following are the credentials supplied.</text:p>
      <text:p text:style-name="P120"/>
      <text:p text:style-name="P121">Database: <text:s/>oauth2-example1</text:p>
      <text:p text:style-name="P122">username: postgres</text:p>
      <text:p text:style-name="P122">password: postgre</text:p>
      <text:p text:style-name="P122"/>
      <text:p text:style-name="P123">Test the connection. After it is successful, connect JPA Tools to your database and from the<text:span text:style-name="T145">re</text:span> onwards use the tool UI to select the tables for which you want the tools to generate entities <text:span text:style-name="T145">for.</text:span></text:p>
      <text:p text:style-name="P123">Since we have only one table here, generated the entity for only one.</text:p>
      <text:p text:style-name="P123"/>
      <text:p text:style-name="P125">By the way, I have configured this JPA Tools as a sepaarte project in eclipse. <text:span text:style-name="T146">So, I have to basically copy the generated model from this project and dump it in my project (where I need this model to be).</text:span></text:p>
      <text:p text:style-name="P125"/>
      <text:p text:style-name="P147">The Model</text:p>
      <text:p text:style-name="P134">Company.java is the model/entity for this project, since there is only one table in the application.</text:p>
      <text:p text:style-name="P134"/>
      <text:p text:style-name="P135">The class is marked with @Entity annot. Which basically means this class is an entity and has to be persisted, meaning there should be table mapping for this model in the database.</text:p>
      <text:p text:style-name="P135"/>
      <text:p text:style-name="P136">Basically, an Entity is something that is distint and can have independent existence. That is, it has some certain attributes of its own.</text:p>
      <text:p text:style-name="P135"/>
      <text:p text:style-name="P137">I have removed the @NamedQuery annot. That is by default generated by the JPA Tools. Don’t need it. Will be writing my own repo.</text:p>
      <text:p text:style-name="P138"/>
      <text:p text:style-name="P139">The ‘id’ <text:span text:style-name="T162">field</text:span> of this model is annot. With @Id and @GeneratedValue(strategy=GenerationType.<text:span text:style-name="T159">AUTO</text:span>). <text:span text:style-name="T160">One is ofcourse is to identify that this is the primary key and the other is to define the generation strategy of this key, as of now, I have left it to AUTO i.e. the jpa provider (hibernate in this case) will have to take care of it. As far as I remember, there is some issue with postgresql + hibernate in <text:s/>doing this and hence I might have to create a sequence of my own and then change the generation strategy as well, for now, leaving it as is, will see when I face some issue regarding this.</text:span></text:p>
      <text:p text:style-name="P140"/>
      <text:p text:style-name="P140"><text:soft-page-break/></text:p>
      <text:p text:style-name="P141">The startDate attribute is also annotated with @Temporal(TemporalType.<text:span text:style-name="T159">DATE</text:span>) and @Column(name="start_date"). <text:span text:style-name="T161">The latter annot., is to tell the jpa provider about the mapping column for this particular attribute in the database table, since the column name of the table in the db des not match with the attribute name here, we have to explcitly call it out using this property.</text:span></text:p>
      <text:p text:style-name="P141"/>
      <text:p text:style-name="P143">And, w.r.t the @Temporal, it seems, according to the Java Persistence Sepcs, any field or property of type java.util.Date or java.util.Calendar has to be annot. With @Temporal.</text:p>
      <text:p text:style-name="P141"/>
      <text:p text:style-name="P144">Apart from the above, none of the other fields are annot., not even with @Column because the field names and the columns names in the table are an exact match.</text:p>
      <text:p text:style-name="P144"/>
      <text:p text:style-name="P142">And, as I was documenting about the model, I was thinking what is the difference between a field and a property and I came to know from stackoverflow that according to the official oracle documentation of java, it seems, a field is a data memeber of a class and a property is something whose value you can set/change. So, basically, if a field is settable, it can be called a property. Good to know.</text:p>
      <text:p text:style-name="P125"/>
      <text:p text:style-name="P125"/>
      <text:p text:style-name="P146">3. application.properties</text:p>
      <text:p text:style-name="P146"/>
      <text:p text:style-name="P146"><text:span text:style-name="T4">logging.pattern.console=</text:span><text:span text:style-name="T149">%d{</text:span><text:span text:style-name="T150">dd</text:span><text:span text:style-name="T149">-MM-</text:span><text:span text:style-name="T150">yyyy</text:span> <text:span text:style-name="T149">HH:mm:ss.SSS}</text:span> <text:span text:style-name="T149">[%thread]</text:span> <text:span text:style-name="T149">%-5level</text:span> <text:span text:style-name="T149">%logger</text:span><text:span text:style-name="T142">{36}</text:span><text:span text:style-name="T149">.%M</text:span> <text:span text:style-name="T149">-</text:span> <text:span text:style-name="T149">%</text:span><text:span text:style-name="T150">msg</text:span><text:span text:style-name="T149">%n</text:span></text:p>
      <text:p text:style-name="P146"><text:span text:style-name="T149"/></text:p>
      <text:p text:style-name="P124">This is for the Logback configuration. If you do not add this, then no matter how many custom log statements you add in the code, nothing will be displayed in the console.</text:p>
      <text:p text:style-name="P124"/>
      <text:p text:style-name="P129">As of now, this is configured to display the custom logs (if any) in the console. You can configure this to output the same to a file. <text:span text:style-name="T151">I have it configured in the application.properties file of ‘springboot-rest-redis-postgre’ project.</text:span></text:p>
      <text:p text:style-name="P129"/>
      <text:p text:style-name="P131">Next is to configure logging level for different components/libraries of your application as shown below:</text:p>
      <text:p text:style-name="P131"/>
      <text:p text:style-name="P129">logging.level.org.springframework.security.oauth2=debug</text:p>
      <text:p text:style-name="P129">logging.level.org.springframework=DEBUG</text:p>
      <text:p text:style-name="P128">logging.level.org.hibernate=DEBUG</text:p>
      <text:p text:style-name="P128">logging.level.javax.persistence=DEBUG</text:p>
      <text:p text:style-name="P128">logging.level.sql=DEBUG</text:p>
      <text:p text:style-name="P129"/>
      <text:p text:style-name="P131">The easiest way to do this is to look at your pom.xml and pick up the group ids of all the dependencies and prefix logging.level to them and them to your application.properties file. These group ids are nothing but top-level packages of the various libraries/dependencies that have been added to the project. <text:span text:style-name="T152">Only thing is, these dependencies themselves depend on other libraries (you can check the dependency hierrachy from eclipse by opening you pom.xml and then look for the Dependency Hierarchy tab) which may not be configured for logging, so if you want to configure them as well, then go to Maven Dependencies in eclipse </text:span><text:soft-page-break/><text:span text:style-name="T152">under the project and go through each imported dependency and look for its top-level package and add that name to the application.properties logging configuration by prefixing it with logging.level.</text:span></text:p>
      <text:p text:style-name="P131"/>
      <text:p text:style-name="P131">spring.datasource.url=jdbc:postgresql://<text:span text:style-name="T153">localhost</text:span>:5432/oauth2-example1</text:p>
      <text:p text:style-name="P130">spring.datasource.username=<text:span text:style-name="T153">postgres</text:span></text:p>
      <text:p text:style-name="P130">spring.datasource.password=<text:span text:style-name="T153">postgre</text:span></text:p>
      <text:p text:style-name="P131"/>
      <text:p text:style-name="P132">The above mentioned ones are for your db configuration.</text:p>
      <text:p text:style-name="P132"/>
      <text:p text:style-name="P133"><text:span text:style-name="T4">spring.jpa.show-sql</text:span><text:span text:style-name="T9">=true</text:span><text:span text:style-name="T5"> – This enables logging of sql statements. </text:span><text:span text:style-name="T7">Though, I am not sure if </text:span><text:span text:style-name="T14"><text:s/></text:span><text:span text:style-name="T15">logging.level.sql=DEBUG and </text:span><text:span text:style-name="T8">spring.jpa.show-sql</text:span><text:span text:style-name="T7">=true, does the same job or not?</text:span></text:p>
      <text:p text:style-name="P133"><text:span text:style-name="T7"/></text:p>
      <text:p text:style-name="P1"><text:span text:style-name="T6">spring.jpa.properties.hibernate.generate_statistics=true – </text:span><text:span text:style-name="T10">This is to enable hibernate metrics.</text:span></text:p>
      <text:p text:style-name="P1"><text:span text:style-name="T10"/></text:p>
      <text:p text:style-name="P2"><text:span text:style-name="T10">O</text:span><text:span text:style-name="T4">k, so I have put this application.properties file in the resources folder. </text:span></text:p>
      <text:p text:style-name="P11"><text:span text:style-name="T4"/></text:p>
      <text:p text:style-name="P11"><text:span text:style-name="T11">4. </text:span><text:span text:style-name="T4">Now trying to boot the application.</text:span></text:p>
      <text:p text:style-name="P10"><text:span text:style-name="T4"/></text:p>
      <text:p text:style-name="P3"><text:span text:style-name="T6">R</text:span><text:span text:style-name="T4">esult:</text:span></text:p>
      <text:p text:style-name="P3"><text:span text:style-name="T4">Application started fine, that’s cool.</text:span></text:p>
      <text:p text:style-name="P3"><text:span text:style-name="T4"/></text:p>
      <text:p text:style-name="P12"><text:span text:style-name="T4">Now, If I visit the browser at </text:span><text:a xlink:type="simple" xlink:href="http://localhost:8080/" text:style-name="Internet_20_link" text:visited-style-name="Visited_20_Internet_20_Link">http://localhost:8080</text:a><text:span text:style-name="T4">:</text:span></text:p>
      <text:p text:style-name="P4"><text:span text:style-name="T4">It automatically naviagtes to </text:span><text:a xlink:type="simple" xlink:href="http://localhost:8080/login" text:style-name="Internet_20_link" text:visited-style-name="Visited_20_Internet_20_Link">http://localhost:8080/login</text:a><text:span text:style-name="T4"> and brings up a default spring security login page. This is just because you have configured spring security in the pom.xml. Even though the project at this point does not have a single piece of code that corresponds to spring security, the application is by default secure, because you have configured spring security in the pom.xml.</text:span></text:p>
      <text:p text:style-name="P4"><text:span text:style-name="T4"/></text:p>
      <text:p text:style-name="P14"><text:span text:style-name="T4">Commenting the </text:span><text:span text:style-name="T154">spring-boot-starter-security</text:span><text:span text:style-name="T4"> and </text:span><text:span text:style-name="T154">spring-security-oauth2</text:span><text:span text:style-name="T4"> dependencies in pom.xml</text:span></text:p>
      <text:p text:style-name="P14"><text:span text:style-name="T4"/></text:p>
      <text:p text:style-name="P5"><text:span text:style-name="T4">Commented the above mentioned dependencies and now trying to boot </text:span><text:span text:style-name="T12">(after a clean-build)</text:span><text:span text:style-name="T4"> the application. </text:span></text:p>
      <text:p text:style-name="P5"><text:span text:style-name="T4"/></text:p>
      <text:p text:style-name="P6"><text:span text:style-name="T4">Application booted normally.</text:span></text:p>
      <text:p text:style-name="P6"><text:span text:style-name="T4"/></text:p>
      <text:p text:style-name="P13"><text:span text:style-name="T4">Now, If I visit the browser at </text:span><text:a xlink:type="simple" xlink:href="http://localhost:8080/" text:style-name="Internet_20_link" text:visited-style-name="Visited_20_Internet_20_Link">http://localhost:8080</text:a><text:span text:style-name="T4">:</text:span></text:p>
      <text:p text:style-name="P7"><text:span text:style-name="T4">A normal 404 error came up on the page because nothing is configured at the application side.</text:span></text:p>
      <text:p text:style-name="P7"><text:span text:style-name="T4"/></text:p>
      <text:p text:style-name="P15"><text:span text:style-name="T4">I just tried hitting the same url from POSTMAN:</text:span></text:p>
      <text:p text:style-name="P9"><text:span text:style-name="T4"/></text:p>
      <text:p text:style-name="P9"><text:span text:style-name="T4">Response:</text:span></text:p>
      <text:p text:style-name="P9"><text:span text:style-name="T4">{</text:span></text:p>
      <text:p text:style-name="P9"><text:span text:style-name="T4"><text:s text:c="4"/>"timestamp": "2019-06-06T06:05:23.759+0000",</text:span></text:p>
      <text:p text:style-name="P9"><text:span text:style-name="T4"><text:s text:c="4"/>"status": 404,</text:span></text:p>
      <text:p text:style-name="P9"><text:span text:style-name="T4"><text:s text:c="4"/>"error": "Not Found",</text:span></text:p>
      <text:p text:style-name="P9"><text:span text:style-name="T4"><text:s text:c="4"/>"message": "No message available",</text:span></text:p>
      <text:p text:style-name="P9"><text:span text:style-name="T4"><text:s text:c="4"/>"path": "/"</text:span></text:p>
      <text:p text:style-name="P9"><text:span text:style-name="T4">}</text:span></text:p>
      <text:p text:style-name="P9"><text:span text:style-name="T4"/></text:p>
      <text:p text:style-name="P8"><text:soft-page-break/><text:span text:style-name="T4">I will keep the security configuration disabled for now and make the application and then secure it later.</text:span></text:p>
      <text:p text:style-name="P8"><text:span text:style-name="T4"/></text:p>
      <text:p text:style-name="P16"><text:span text:style-name="T4">5. Connection Pool</text:span></text:p>
      <text:p text:style-name="P16"><text:span text:style-name="T4"/></text:p>
      <text:p text:style-name="P17"><text:span text:style-name="T41">I haven’t specifically configured any connection pooling utility in the p</text:span><text:span text:style-name="Source_20_Text"><text:span text:style-name="T41">om.xml but by default when you use either spring-boot-starter-jdbc or spring-boot-starter-data-jpa, you automatically get a dependency to HikariCP.</text:span></text:span></text:p>
      <text:p text:style-name="P17"><text:span text:style-name="Source_20_Text"><text:span text:style-name="T41"/></text:span></text:p>
      <text:p text:style-name="P18"><text:span text:style-name="Source_20_Text"><text:span text:style-name="T41">Spring prefers HiakriCP for its performance and accuracy even for production databases. </text:span></text:span></text:p>
      <text:p text:style-name="P18"><text:span text:style-name="Source_20_Text"><text:span text:style-name="T41"/></text:span></text:p>
      <text:p text:style-name="P19"><text:span text:style-name="Source_20_Text"><text:span text:style-name="T42">The algorithm for choosing a connection pool which is used by Spring is as follows:</text:span></text:span></text:p>
      <text:p text:style-name="P156"><text:span text:style-name="Source_20_Text"><text:span text:style-name="T42">1.If HikariCP is available, we always choose it.</text:span></text:span></text:p>
      <text:p text:style-name="P156"><text:span text:style-name="Source_20_Text"><text:span text:style-name="T43">2.</text:span></text:span><text:span text:style-name="Source_20_Text"><text:span text:style-name="T42">Otheriwse, If Tomcat pooling DataSource is available, then this chosen.</text:span></text:span></text:p>
      <text:p text:style-name="P157"><text:span text:style-name="Source_20_Text"><text:span text:style-name="T42">3. If none of these are there, then Commons DBCP2 is chosen.</text:span></text:span></text:p>
      <text:p text:style-name="P157"><text:span text:style-name="Source_20_Text"><text:span text:style-name="T42">You can also explicitly mention what to want to use in the pom.xml. </text:span></text:span></text:p>
      <text:p text:style-name="P158"><text:span text:style-name="Source_20_Text"><text:span text:style-name="T44">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adhoc, dynamic and costly affair of creating connections and executing commands all happens faster.</text:span></text:span></text:p>
      <text:p text:style-name="P158"><text:span text:style-name="Source_20_Text"><text:span text:style-name="T44"/></text:span></text:p>
      <text:p text:style-name="P159"><text:span text:style-name="Source_20_Text"><text:span text:style-name="T120">6. </text:span></text:span><text:span text:style-name="Source_20_Text"><text:span text:style-name="T121">Creating a repository interface – CompanyRepository.java</text:span></text:span></text:p>
      <text:p text:style-name="P149"><text:span text:style-name="Source_20_Text"><text:span text:style-name="T45">Created a package: com.sridhar.example.repo to dump repository related interfaces in this.</text:span></text:span></text:p>
      <text:p text:style-name="P149"><text:span text:style-name="Source_20_Text"><text:span text:style-name="T45">Created an interface: CompanyRepository.java</text:span></text:span></text:p>
      <text:p text:style-name="P150"><text:span text:style-name="Source_20_Text"><text:span text:style-name="T46">This interface basically defines abstract operations to search for a company by its name, to get a list of all companies that are in the database and to create a new company.</text:span></text:span></text:p>
      <text:p text:style-name="P151"><text:span text:style-name="Source_20_Text"><text:span text:style-name="T47">To make use of the features provided by the Spring Data, we need to extend one of its repository interfaces. Here, we are extending the Repositry interface which is a central core interface in spring data and all other specialised repositories like CrudRepository, JpaRepository etc. Extend this.</text:span></text:span></text:p>
      <text:p text:style-name="P152"><text:span text:style-name="Source_20_Text"><text:span text:style-name="T48">The Repository interface of spring data basically takes 2 parameters – one is the domain type or the entity/model name to manage and it’s Id type. So, we have mentioned here, the Company model/entity as the type to manage and Integer as it’s type id.</text:span></text:span></text:p>
      <text:p text:style-name="P153"><text:span text:style-name="Source_20_Text"><text:span text:style-name="T49">Annot. This interface with @Repository. This is one of the specilizations of @Component </text:span></text:span><text:span text:style-name="Source_20_Text"><text:span text:style-name="T50">(others specializations are @Controller, </text:span></text:span><text:soft-page-break/><text:span text:style-name="Source_20_Text"><text:span text:style-name="T52">and </text:span></text:span><text:span text:style-name="Source_20_Text"><text:span text:style-name="T50">@Service)</text:span></text:span><text:span text:style-name="Source_20_Text"><text:span text:style-name="T49">. The purpose of @Component is to identify the components marked with this or its specialized versions to be auto-detected during classpath scanning.</text:span></text:span></text:p>
      <text:p text:style-name="P154"><text:span text:style-name="Source_20_Text"><text:span text:style-name="T51">And, we could have used any other stereotype annot., Like @Component and any of its specializations, just that @Repository is more clear in it’s name saying that this is DAO/Persistence layer component.</text:span></text:span></text:p>
      <text:p text:style-name="P155"><text:span text:style-name="Source_20_Text"><text:span text:style-name="T51">So, as described already about the abstract operations defined here, following are the methods mentioned in this CompanyRepository interface:</text:span></text:span></text:p>
      <text:p text:style-name="P25"><text:span text:style-name="Source_20_Text"><text:span text:style-name="T51"><text:s text:c="2"/>Company findByName(String companyname);</text:span></text:span></text:p>
      <text:p text:style-name="P24"><text:span text:style-name="Source_20_Text"><text:span text:style-name="T51"><text:s text:c="2"/></text:span></text:span></text:p>
      <text:p text:style-name="P24"><text:span text:style-name="Source_20_Text"><text:span text:style-name="T51"><text:s text:c="2"/>List&lt;Company&gt; findAll();</text:span></text:span></text:p>
      <text:p text:style-name="P24"><text:span text:style-name="Source_20_Text"><text:span text:style-name="T51"><text:s text:c="2"/></text:span></text:span></text:p>
      <text:p text:style-name="P24"><text:span text:style-name="Source_20_Text"><text:span text:style-name="T51"><text:s text:c="2"/>void save(Company company);</text:span></text:span></text:p>
      <text:p text:style-name="P25"><text:span text:style-name="Source_20_Text"><text:span text:style-name="T51"/></text:span></text:p>
      <text:p text:style-name="P26"><text:span text:style-name="Source_20_Text"><text:span text:style-name="T53">Here, we need to understand a little bit about the query creation mechanism of Spring Data.</text:span></text:span></text:p>
      <text:p text:style-name="P27"><text:span text:style-name="Source_20_Text"><text:span text:style-name="T54">The mechanism, basically, strips the find..By, get..By, query..By and count..by and starts parsing from there. The first ‘By’ encountered becomes the delimiter and then begins the actual criteria. You can basically define conditions on entity properties and concatenate them with AND and Or.</text:span></text:span></text:p>
      <text:p text:style-name="P28"><text:span text:style-name="Source_20_Text"><text:span text:style-name="T55">So, in our case, when Spring Data encounters findByName, it first strips the findBy and it then starts looking for ‘name’ property in the entity and amke a criteria accrodingly.</text:span></text:span></text:p>
      <text:p text:style-name="P29"><text:span text:style-name="Source_20_Text"><text:span text:style-name="T56">And, the findAll and save are all defined asbtract operations in CrudRepository which extends the Repository interface.</text:span></text:span></text:p>
      <text:p text:style-name="P29"><text:span text:style-name="Source_20_Text"><text:span text:style-name="T56"/></text:span></text:p>
      <text:p text:style-name="P30"><text:span text:style-name="Source_20_Text"><text:span text:style-name="T122">7. Creating Service Layer – CompanyService.java</text:span></text:span></text:p>
      <text:p text:style-name="P30"><text:span text:style-name="Source_20_Text"><text:span text:style-name="T122"/></text:span></text:p>
      <text:p text:style-name="P31"><text:span text:style-name="Source_20_Text"><text:span text:style-name="T57">Created a package: com.sridhar.example.service to hold the service classes.</text:span></text:span></text:p>
      <text:p text:style-name="P31"><text:span text:style-name="Source_20_Text"><text:span text:style-name="T57"/></text:span></text:p>
      <text:p text:style-name="P31"><text:span text:style-name="Source_20_Text"><text:span text:style-name="T57">Created a class: CompanyService.java</text:span></text:span></text:p>
      <text:p text:style-name="P31"><text:span text:style-name="Source_20_Text"><text:span text:style-name="T57"/></text:span></text:p>
      <text:p text:style-name="P32"><text:span text:style-name="Source_20_Text"><text:span text:style-name="T58">A Service Layer basically acts as an intermediary between your Repository and Controller where you can set up your business logic and hence neatly separating the persistence layer and the view/controller layer from the core business logic.</text:span></text:span></text:p>
      <text:p text:style-name="P32"><text:span text:style-name="Source_20_Text"><text:span text:style-name="T58"/></text:span></text:p>
      <text:p text:style-name="P33"><text:span text:style-name="Source_20_Text"><text:span text:style-name="T59">The class is annot., with @Service. As mentioned before, this is a specialization of @Component and is basically used for service layer, of course, you can use any of the @Component specializations or for that @Component itself. But the whole point in using this annot. Is to enable <text:s/>and be eligible for component/classpath scnanning.</text:span></text:span></text:p>
      <text:p text:style-name="P33"><text:span text:style-name="Source_20_Text"><text:span text:style-name="T59"/></text:span></text:p>
      <text:p text:style-name="P34"><text:span text:style-name="Source_20_Text"><text:span text:style-name="T60">And, here, we are dependency injecting the CompanyRepository interface by using @Autowired annot. This annot, basically, dependency injects the <text:s/>dependencies. </text:span></text:span></text:p>
      <text:p text:style-name="P34"><text:span text:style-name="Source_20_Text"><text:span text:style-name="T60">This service layer class is dependent on the CompanyRepository interface since it this interface’s methods which we are calling from this service.</text:span></text:span></text:p>
      <text:p text:style-name="P34"><text:span text:style-name="Source_20_Text"><text:span text:style-name="T60"/></text:span></text:p>
      <text:p text:style-name="P35"><text:soft-page-break/><text:span text:style-name="Source_20_Text"><text:span text:style-name="T61">Remaining everything that is there in this class is all simple. We are just calling the CompanyRepository methods and returning the result.</text:span></text:span></text:p>
      <text:p text:style-name="P35"><text:span text:style-name="Source_20_Text"><text:span text:style-name="T61"/></text:span></text:p>
      <text:p text:style-name="P36"><text:span text:style-name="Source_20_Text"><text:span text:style-name="T123">8. Creating a Controller – CompanyController.java</text:span></text:span></text:p>
      <text:p text:style-name="P36"><text:span text:style-name="Source_20_Text"><text:span text:style-name="T123"/></text:span></text:p>
      <text:p text:style-name="P36"><text:span text:style-name="Source_20_Text"><text:span text:style-name="T62">Since we are now done with creating repo, service, now, we need to create a controller to call the service and return the result back to the </text:span></text:span><text:span text:style-name="Source_20_Text"><text:span text:style-name="T63">REST </text:span></text:span><text:span text:style-name="Source_20_Text"><text:span text:style-name="T62">client </text:span></text:span><text:span text:style-name="Source_20_Text"><text:span text:style-name="T63">(since we do not have a view here).</text:span></text:span></text:p>
      <text:p text:style-name="P36"><text:span text:style-name="Source_20_Text"><text:span text:style-name="T63"/></text:span></text:p>
      <text:p text:style-name="P37"><text:span text:style-name="Source_20_Text"><text:span text:style-name="T64">Created a package: com.sridhar.example.controller – to hold the controller(s).</text:span></text:span></text:p>
      <text:p text:style-name="P37"><text:span text:style-name="Source_20_Text"><text:span text:style-name="T64"/></text:span></text:p>
      <text:p text:style-name="P37"><text:span text:style-name="Source_20_Text"><text:span text:style-name="T64">Created a class: CompanyC</text:span></text:span><text:span text:style-name="Source_20_Text"><text:span text:style-name="T65">o</text:span></text:span><text:span text:style-name="Source_20_Text"><text:span text:style-name="T64">ntroller.java</text:span></text:span></text:p>
      <text:p text:style-name="P37"><text:span text:style-name="Source_20_Text"><text:span text:style-name="T64"/></text:span></text:p>
      <text:p text:style-name="P38"><text:span text:style-name="Source_20_Text"><text:span text:style-name="T66">Annotated the class with @RestController. </text:span></text:span></text:p>
      <text:p text:style-name="P39"><text:span text:style-name="Source_20_Text"><text:span text:style-name="T67">This is a special case of @Controller. The @Controller allows us to create Spring MVC Controller whereas the @restController helps us in creatig RESTful web services controllers.</text:span></text:span></text:p>
      <text:p text:style-name="P39"><text:span text:style-name="Source_20_Text"><text:span text:style-name="T67">The main different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40"><text:span text:style-name="Source_20_Text"><text:span text:style-name="T68">So, when you annot. Your class with @RestController, all the return values/objects are then directly returned as part of the HTTP Stream as json/xml.</text:span></text:span></text:p>
      <text:p text:style-name="P40"><text:span text:style-name="Source_20_Text"><text:span text:style-name="T68"/></text:span></text:p>
      <text:p text:style-name="P41"><text:span text:style-name="Source_20_Text"><text:span text:style-name="T69">And, as we have already discussed, @Controller, is a specialization of @Component for the view layer.</text:span></text:span></text:p>
      <text:p text:style-name="P42"><text:span text:style-name="Source_20_Text"><text:span text:style-name="T69"/></text:span></text:p>
      <text:p text:style-name="P42"><text:span text:style-name="Source_20_Text"><text:span text:style-name="T70">And, since this controller class is dependent on the service class (CompanyService.java), we dependency inject the service class by using the @Autowired annot on it’s private field.</text:span></text:span></text:p>
      <text:p text:style-name="P42"><text:span text:style-name="Source_20_Text"><text:span text:style-name="T70"/></text:span></text:p>
      <text:p text:style-name="P43"><text:span text:style-name="Source_20_Text"><text:span text:style-name="T71">And, remaining everything in the controller are the methods that are going to call the service layer and return the http response as json. Following are the methods:</text:span></text:span></text:p>
      <text:p text:style-name="P43"><text:span text:style-name="Source_20_Text"><text:span text:style-name="T71"/></text:span></text:p>
      <text:p text:style-name="P43"><text:span text:style-name="Source_20_Text"><text:span text:style-name="T71"><text:s text:c="2"/></text:span></text:span><text:span text:style-name="T155">@GetMapping</text:span><text:span text:style-name="T2">(</text:span><text:span text:style-name="T148">"/showCompany/{companyName}"</text:span><text:span text:style-name="T2">)</text:span></text:p>
      <text:p text:style-name="P24"><text:span text:style-name="T2"><text:s text:c="2"/></text:span><text:span text:style-name="T139">public</text:span><text:span text:style-name="T2"> Company showCompanyByName(</text:span><text:span text:style-name="T155">@PathVariable</text:span><text:span text:style-name="T2">(name = </text:span><text:span text:style-name="T148">"companyName"</text:span><text:span text:style-name="T2">) </text:span><text:span text:style-name="T139">final</text:span><text:span text:style-name="T2"> String </text:span><text:span text:style-name="T163">companyName</text:span><text:span text:style-name="T2">) {</text:span></text:p>
      <text:p text:style-name="P24"><text:span text:style-name="T2"><text:s text:c="4"/></text:span><text:span text:style-name="T139">return</text:span><text:span text:style-name="T2"> </text:span><text:span text:style-name="T158">companyService</text:span><text:span text:style-name="T2">.findCompanyByName(</text:span><text:span text:style-name="T163">companyName</text:span><text:span text:style-name="T2">);</text:span></text:p>
      <text:p text:style-name="P24"><text:span text:style-name="T2"><text:s text:c="2"/>}</text:span></text:p>
      <text:p text:style-name="P43"><text:span text:style-name="Source_20_Text"><text:span text:style-name="T71"/></text:span></text:p>
      <text:p text:style-name="P44"><text:span text:style-name="Source_20_Text"><text:span text:style-name="T73">The @GetMapping is equivalent to @RequestMapping with request type as GET. And, the purpose of @RequestMapping is to map the http requests onto specific handler methods.</text:span></text:span></text:p>
      <text:p text:style-name="P44"><text:span text:style-name="Source_20_Text"><text:span text:style-name="T73"/></text:span></text:p>
      <text:p text:style-name="P44"><text:span text:style-name="Source_20_Text"><text:span text:style-name="T74">@PathVariable, basically indicates that this method param i.e. companyName in this case, is bound to the request URI template variable.</text:span></text:span></text:p>
      <text:p text:style-name="P45"><text:span text:style-name="Source_20_Text"><text:span text:style-name="T74">So, basically, the request uri, for e.g. </text:span></text:span><text:a xlink:type="simple" xlink:href="http://localhost:8080/showCompany/xyz" text:style-name="Internet_20_link" text:visited-style-name="Visited_20_Internet_20_Link"><text:span text:style-name="Source_20_Text">http://localhost:8080/showCompany/xyz</text:span></text:a><text:span text:style-name="Source_20_Text"><text:span text:style-name="T74">, the ‘xyz’ in this request uri will not be mapped to the companyName method param of this method.</text:span></text:span></text:p>
      <text:p text:style-name="P45"><text:span text:style-name="Source_20_Text"><text:span text:style-name="T74"/></text:span></text:p>
      <text:p text:style-name="P46"><text:soft-page-break/><text:span text:style-name="Source_20_Text"><text:span text:style-name="T74">A</text:span></text:span><text:span text:style-name="Source_20_Text"><text:span text:style-name="T75">nd, the above mentioned method returns the Company object as a json http response automatically since this class is annot. With @RestController.</text:span></text:span></text:p>
      <text:p text:style-name="P46"><text:span text:style-name="Source_20_Text"><text:span text:style-name="T75"/></text:span></text:p>
      <text:p text:style-name="P47"><text:span text:style-name="Source_20_Text"><text:span text:style-name="T71">T</text:span></text:span><text:span text:style-name="Source_20_Text"><text:span text:style-name="T76">he showAllCompanies method is similar to the one discussed just now except that this returns a List of Companies. And, this method does not have any @PathVariable annot. Because there is no method param here that needs to be mapped to the request URI template variable.</text:span></text:span></text:p>
      <text:p text:style-name="P47"><text:span text:style-name="Source_20_Text"><text:span text:style-name="T76"/></text:span></text:p>
      <text:p text:style-name="P47"><text:span text:style-name="Source_20_Text"><text:span text:style-name="T76"><text:s text:c="2"/></text:span></text:span><text:span text:style-name="T155">@PostMapping</text:span><text:span text:style-name="T2">(</text:span><text:span text:style-name="T148">"/addCompany"</text:span><text:span text:style-name="T2">)</text:span></text:p>
      <text:p text:style-name="P24"><text:span text:style-name="T2"><text:s text:c="2"/></text:span><text:span text:style-name="T139">public</text:span><text:span text:style-name="T2"> </text:span><text:span text:style-name="T139">void</text:span><text:span text:style-name="T2"> createNewCompany(</text:span><text:span text:style-name="T155">@RequestBody</text:span><text:span text:style-name="T2"> Company </text:span><text:span text:style-name="T163">company</text:span><text:span text:style-name="T2"> ) {</text:span></text:p>
      <text:p text:style-name="P24"><text:span text:style-name="T2"><text:s text:c="4"/></text:span><text:span text:style-name="T158">companyService</text:span><text:span text:style-name="T2">.createCompany(</text:span><text:span text:style-name="T163">company</text:span><text:span text:style-name="T2">);</text:span></text:p>
      <text:p text:style-name="P24"><text:span text:style-name="T2"><text:s text:c="2"/>}</text:span></text:p>
      <text:p text:style-name="P47"><text:span text:style-name="Source_20_Text"><text:span text:style-name="T76"/></text:span></text:p>
      <text:p text:style-name="P48"><text:span text:style-name="Source_20_Text"><text:span text:style-name="T78">The @PostMapping is equivalent to @RequestMapping with request type POST. So, basically, this says, that this particular method handles only POST type requests.</text:span></text:span></text:p>
      <text:p text:style-name="P48"><text:span text:style-name="Source_20_Text"><text:span text:style-name="T78"/></text:span></text:p>
      <text:p text:style-name="P49"><text:span text:style-name="Source_20_Text"><text:span text:style-name="T79">The @RequestBody anot.basically indicates that the method parameter i.e. Company in this case, is to be bound to the body of the web i.e. http request. That is, the values of Company, will not be part of the URI rather will be part of the body of the request.</text:span></text:span></text:p>
      <text:p text:style-name="P49"><text:span text:style-name="Source_20_Text"><text:span text:style-name="T79">So, what happens is, when the user/client hits the uri: </text:span></text:span><text:a xlink:type="simple" xlink:href="http://localhost:8080/addCompany" text:style-name="Internet_20_link" text:visited-style-name="Visited_20_Internet_20_Link"><text:span text:style-name="Source_20_Text">http://localhost:8080/addCompany</text:span></text:a><text:span text:style-name="Source_20_Text"><text:span text:style-name="T79">, then the Controller will pass the request to the above method and then the body of th</text:span></text:span><text:span text:style-name="Source_20_Text"><text:span text:style-name="T80">at</text:span></text:span><text:span text:style-name="Source_20_Text"><text:span text:style-name="T79"> request is passed t</text:span></text:span><text:span text:style-name="Source_20_Text"><text:span text:style-name="T80">hrough</text:span></text:span><text:span text:style-name="Source_20_Text"><text:span text:style-name="T79"> a HttpMessageConverter, whose job is to map the method param with the content of the body. So, it will automatically look for ‘Company’ information in the body </text:span></text:span><text:span text:style-name="Source_20_Text"><text:span text:style-name="T80">o</text:span></text:span><text:span text:style-name="Source_20_Text"><text:span text:style-name="T79">f the request and map them to the method param.</text:span></text:span></text:p>
      <text:p text:style-name="P47"><text:span text:style-name="Source_20_Text"><text:span text:style-name="T76"/></text:span></text:p>
      <text:p text:style-name="P47"><text:span text:style-name="Source_20_Text"><text:span text:style-name="T71"><text:s/></text:span></text:span></text:p>
      <text:p text:style-name="P50"><text:span text:style-name="Source_20_Text"><text:span text:style-name="T124">9. Booting the Application</text:span></text:span></text:p>
      <text:p text:style-name="P50"><text:span text:style-name="Source_20_Text"><text:span text:style-name="T124"/></text:span></text:p>
      <text:p text:style-name="P50"><text:span text:style-name="Source_20_Text"><text:span text:style-name="T81">So, with our tables created, dummy data dumped, model generated, repository methods defined, service layer implemented, controller created, we will now boot the application and see how it goes.</text:span></text:span></text:p>
      <text:p text:style-name="P50"><text:span text:style-name="Source_20_Text"><text:span text:style-name="T81"/></text:span></text:p>
      <text:p text:style-name="P51"><text:span text:style-name="Source_20_Text"><text:span text:style-name="T82">Please remember, we still have not uncommented the security configuration in pom.xml.</text:span></text:span></text:p>
      <text:p text:style-name="P51"><text:span text:style-name="Source_20_Text"><text:span text:style-name="T82"/></text:span></text:p>
      <text:p text:style-name="P52"><text:span text:style-name="Source_20_Text"><text:span text:style-name="T83">Response: </text:span></text:span></text:p>
      <text:p text:style-name="P52"><text:span text:style-name="Source_20_Text"><text:span text:style-name="T83">The Application is up and running with the current configuration.</text:span></text:span></text:p>
      <text:p text:style-name="P52"><text:span text:style-name="Source_20_Text"><text:span text:style-name="T83"/></text:span></text:p>
      <text:p text:style-name="P53"><text:span text:style-name="Source_20_Text"><text:span text:style-name="T125">Making a call to the application from POSTMAN:</text:span></text:span></text:p>
      <text:p text:style-name="P53"><text:span text:style-name="Source_20_Text"><text:span text:style-name="T84">type: GET</text:span></text:span></text:p>
      <text:p text:style-name="P53"><text:span text:style-name="Source_20_Text"><text:span text:style-name="T84">u</text:span></text:span><text:span text:style-name="Source_20_Text"><text:span text:style-name="T81">ri: </text:span></text:span><text:a xlink:type="simple" xlink:href="http://localhost:8080/" text:style-name="Internet_20_link" text:visited-style-name="Visited_20_Internet_20_Link"><text:span text:style-name="Source_20_Text">http://localhost:8080</text:span></text:a></text:p>
      <text:p text:style-name="P53"><text:span text:style-name="Source_20_Text"><text:span text:style-name="T81"/></text:span></text:p>
      <text:p text:style-name="P53"><text:span text:style-name="Source_20_Text"><text:span text:style-name="T81">Hit SEND.</text:span></text:span></text:p>
      <text:p text:style-name="P53"><text:span text:style-name="Source_20_Text"><text:span text:style-name="T81"/></text:span></text:p>
      <text:p text:style-name="P54"><text:span text:style-name="Source_20_Text"><text:span text:style-name="T85">Response:</text:span></text:span></text:p>
      <text:p text:style-name="P54"><text:span text:style-name="Source_20_Text"><text:span text:style-name="T85">{</text:span></text:span></text:p>
      <text:p text:style-name="P54"><text:span text:style-name="Source_20_Text"><text:span text:style-name="T85"><text:s text:c="4"/>"timestamp": "2019-06-06T11:34:22.472+0000",</text:span></text:span></text:p>
      <text:p text:style-name="P54"><text:span text:style-name="Source_20_Text"><text:span text:style-name="T85"><text:s text:c="4"/>"status": 404,</text:span></text:span></text:p>
      <text:p text:style-name="P54"><text:span text:style-name="Source_20_Text"><text:span text:style-name="T85"><text:s text:c="4"/>"error": "Not Found",</text:span></text:span></text:p>
      <text:p text:style-name="P54"><text:span text:style-name="Source_20_Text"><text:span text:style-name="T85"><text:s text:c="4"/>"message": "No message available",</text:span></text:span></text:p>
      <text:p text:style-name="P54"><text:soft-page-break/><text:span text:style-name="Source_20_Text"><text:span text:style-name="T85"><text:s text:c="4"/>"path": "/"</text:span></text:span></text:p>
      <text:p text:style-name="P54"><text:span text:style-name="Source_20_Text"><text:span text:style-name="T85">}</text:span></text:span></text:p>
      <text:p text:style-name="P54"><text:span text:style-name="Source_20_Text"><text:span text:style-name="T85"/></text:span></text:p>
      <text:p text:style-name="P55"><text:span text:style-name="Source_20_Text"><text:span text:style-name="T86">Reason:</text:span></text:span></text:p>
      <text:p text:style-name="P55"><text:span text:style-name="Source_20_Text"><text:span text:style-name="T86">This is because there is no handler method to cater to this request uri i.e. ‘/’. If you look at our controller class, we can see that, none of the hanlder methods handle this request and hence spring returns a 404 - ‘Not Found’ error.</text:span></text:span></text:p>
      <text:p text:style-name="P55"><text:span text:style-name="Source_20_Text"><text:span text:style-name="T86"/></text:span></text:p>
      <text:p text:style-name="P56"><text:span text:style-name="Source_20_Text"><text:span text:style-name="T126">Now, making a call to find a company by its name:</text:span></text:span></text:p>
      <text:p text:style-name="P56"><text:span text:style-name="Source_20_Text"><text:span text:style-name="T86">type: GET</text:span></text:span></text:p>
      <text:p text:style-name="P56"><text:span text:style-name="Source_20_Text"><text:span text:style-name="T86">uri: http://localhost:8080/showCompany/Infosys</text:span></text:span></text:p>
      <text:p text:style-name="P56"><text:span text:style-name="Source_20_Text"><text:span text:style-name="T86"/></text:span></text:p>
      <text:p text:style-name="P56"><text:span text:style-name="Source_20_Text"><text:span text:style-name="T86">Hit SEND.</text:span></text:span></text:p>
      <text:p text:style-name="P56"><text:span text:style-name="Source_20_Text"><text:span text:style-name="T86"/></text:span></text:p>
      <text:p text:style-name="P56"><text:span text:style-name="Source_20_Text"><text:span text:style-name="T85">Response:</text:span></text:span></text:p>
      <text:p text:style-name="P56"><text:span text:style-name="Source_20_Text"><text:span text:style-name="T85">{</text:span></text:span></text:p>
      <text:p text:style-name="P56"><text:span text:style-name="Source_20_Text"><text:span text:style-name="T85"><text:s text:c="4"/>"id": 1,</text:span></text:span></text:p>
      <text:p text:style-name="P56"><text:span text:style-name="Source_20_Text"><text:span text:style-name="T85"><text:s text:c="4"/>"category": "Software Services",</text:span></text:span></text:p>
      <text:p text:style-name="P56"><text:span text:style-name="Source_20_Text"><text:span text:style-name="T85"><text:s text:c="4"/>"ceo": "Vishal Sikka",</text:span></text:span></text:p>
      <text:p text:style-name="P56"><text:span text:style-name="Source_20_Text"><text:span text:style-name="T85"><text:s text:c="4"/>"chairman": "Narayana Murthy",</text:span></text:span></text:p>
      <text:p text:style-name="P56"><text:span text:style-name="Source_20_Text"><text:span text:style-name="T85"><text:s text:c="4"/>"name": "Infosys",</text:span></text:span></text:p>
      <text:p text:style-name="P56"><text:span text:style-name="Source_20_Text"><text:span text:style-name="T85"><text:s text:c="4"/>"startDate": "2019-06-05"</text:span></text:span></text:p>
      <text:p text:style-name="P56"><text:span text:style-name="Source_20_Text"><text:span text:style-name="T85">}</text:span></text:span></text:p>
      <text:p text:style-name="P56"><text:span text:style-name="Source_20_Text"><text:span text:style-name="T85"/></text:span></text:p>
      <text:p text:style-name="P57"><text:span text:style-name="Source_20_Text"><text:span text:style-name="T87">Perfect.</text:span></text:span></text:p>
      <text:p text:style-name="P57"><text:span text:style-name="Source_20_Text"><text:span text:style-name="T87"/></text:span></text:p>
      <text:p text:style-name="P58"><text:span text:style-name="Source_20_Text"><text:span text:style-name="T126">Now, making a call to find a</text:span></text:span><text:span text:style-name="Source_20_Text"><text:span text:style-name="T127">ll</text:span></text:span><text:span text:style-name="Source_20_Text"><text:span text:style-name="T126"> compan</text:span></text:span><text:span text:style-name="Source_20_Text"><text:span text:style-name="T127">ies</text:span></text:span><text:span text:style-name="Source_20_Text"><text:span text:style-name="T126">:</text:span></text:span></text:p>
      <text:p text:style-name="P58"><text:span text:style-name="Source_20_Text"><text:span text:style-name="T86">type: GET</text:span></text:span></text:p>
      <text:p text:style-name="P58"><text:span text:style-name="Source_20_Text"><text:span text:style-name="T86">uri: http://localhost:8080/showCompany/</text:span></text:span><text:span text:style-name="Source_20_Text"><text:span text:style-name="T88">All</text:span></text:span></text:p>
      <text:p text:style-name="P58"><text:span text:style-name="Source_20_Text"><text:span text:style-name="T86"/></text:span></text:p>
      <text:p text:style-name="P58"><text:span text:style-name="Source_20_Text"><text:span text:style-name="T86">Hit SEND.</text:span></text:span></text:p>
      <text:p text:style-name="P58"><text:span text:style-name="Source_20_Text"><text:span text:style-name="T86"/></text:span></text:p>
      <text:p text:style-name="P59"><text:span text:style-name="Source_20_Text"><text:span text:style-name="T89">Response:</text:span></text:span></text:p>
      <text:p text:style-name="P59"><text:span text:style-name="Source_20_Text"><text:span text:style-name="T89">[</text:span></text:span></text:p>
      <text:p text:style-name="P59"><text:span text:style-name="Source_20_Text"><text:span text:style-name="T89"><text:s text:c="4"/>{</text:span></text:span></text:p>
      <text:p text:style-name="P59"><text:span text:style-name="Source_20_Text"><text:span text:style-name="T89"><text:s text:c="8"/>"id": 1,</text:span></text:span></text:p>
      <text:p text:style-name="P59"><text:span text:style-name="Source_20_Text"><text:span text:style-name="T89"><text:s text:c="8"/>"category": "Software Services",</text:span></text:span></text:p>
      <text:p text:style-name="P59"><text:span text:style-name="Source_20_Text"><text:span text:style-name="T89"><text:s text:c="8"/>"ceo": "Vishal Sikka",</text:span></text:span></text:p>
      <text:p text:style-name="P59"><text:span text:style-name="Source_20_Text"><text:span text:style-name="T89"><text:s text:c="8"/>"chairman": "Narayana Murthy",</text:span></text:span></text:p>
      <text:p text:style-name="P59"><text:span text:style-name="Source_20_Text"><text:span text:style-name="T89"><text:s text:c="8"/>"name": "Infosys",</text:span></text:span></text:p>
      <text:p text:style-name="P59"><text:span text:style-name="Source_20_Text"><text:span text:style-name="T89"><text:s text:c="8"/>"startDate": "2019-06-05"</text:span></text:span></text:p>
      <text:p text:style-name="P59"><text:span text:style-name="Source_20_Text"><text:span text:style-name="T89"><text:s text:c="4"/>},</text:span></text:span></text:p>
      <text:p text:style-name="P59"><text:span text:style-name="Source_20_Text"><text:span text:style-name="T89"><text:s text:c="4"/>{</text:span></text:span></text:p>
      <text:p text:style-name="P59"><text:span text:style-name="Source_20_Text"><text:span text:style-name="T89"><text:s text:c="8"/>"id": 2,</text:span></text:span></text:p>
      <text:p text:style-name="P59"><text:span text:style-name="Source_20_Text"><text:span text:style-name="T89"><text:s text:c="8"/>"category": "Electric Cars, Battery Technology",</text:span></text:span></text:p>
      <text:p text:style-name="P59"><text:span text:style-name="Source_20_Text"><text:span text:style-name="T89"><text:s text:c="8"/>"ceo": "Elon Musk",</text:span></text:span></text:p>
      <text:p text:style-name="P59"><text:span text:style-name="Source_20_Text"><text:span text:style-name="T89"><text:s text:c="8"/>"chairman": "XYZ",</text:span></text:span></text:p>
      <text:p text:style-name="P59"><text:span text:style-name="Source_20_Text"><text:span text:style-name="T89"><text:s text:c="8"/>"name": "Tesla",</text:span></text:span></text:p>
      <text:p text:style-name="P59"><text:span text:style-name="Source_20_Text"><text:span text:style-name="T89"><text:s text:c="8"/>"startDate": "2019-06-05"</text:span></text:span></text:p>
      <text:p text:style-name="P59"><text:span text:style-name="Source_20_Text"><text:span text:style-name="T89"><text:s text:c="4"/>},</text:span></text:span></text:p>
      <text:p text:style-name="P59"><text:span text:style-name="Source_20_Text"><text:span text:style-name="T89"><text:s text:c="4"/>{</text:span></text:span></text:p>
      <text:p text:style-name="P59"><text:span text:style-name="Source_20_Text"><text:span text:style-name="T89"><text:s text:c="8"/>"id": 3,</text:span></text:span></text:p>
      <text:p text:style-name="P59"><text:span text:style-name="Source_20_Text"><text:span text:style-name="T89"><text:s text:c="8"/>"category": "Electronics",</text:span></text:span></text:p>
      <text:p text:style-name="P59"><text:span text:style-name="Source_20_Text"><text:span text:style-name="T89"><text:s text:c="8"/>"ceo": "ABC",</text:span></text:span></text:p>
      <text:p text:style-name="P59"><text:span text:style-name="Source_20_Text"><text:span text:style-name="T89"><text:s text:c="8"/>"chairman": "XYZ",</text:span></text:span></text:p>
      <text:p text:style-name="P59"><text:soft-page-break/><text:span text:style-name="Source_20_Text"><text:span text:style-name="T89"><text:s text:c="8"/>"name": "Samsung",</text:span></text:span></text:p>
      <text:p text:style-name="P59"><text:span text:style-name="Source_20_Text"><text:span text:style-name="T89"><text:s text:c="8"/>"startDate": "2019-06-05"</text:span></text:span></text:p>
      <text:p text:style-name="P59"><text:span text:style-name="Source_20_Text"><text:span text:style-name="T89"><text:s text:c="4"/>}</text:span></text:span></text:p>
      <text:p text:style-name="P59"><text:span text:style-name="Source_20_Text"><text:span text:style-name="T89">]</text:span></text:span></text:p>
      <text:p text:style-name="P59"><text:span text:style-name="Source_20_Text"><text:span text:style-name="T89"/></text:span></text:p>
      <text:p text:style-name="P60"><text:span text:style-name="Source_20_Text"><text:span text:style-name="T90">Perfect. Again.</text:span></text:span></text:p>
      <text:p text:style-name="P58"><text:span text:style-name="Source_20_Text"><text:span text:style-name="T86"/></text:span></text:p>
      <text:p text:style-name="P61"><text:span text:style-name="Source_20_Text"><text:span text:style-name="T126">Now, making a call to </text:span></text:span><text:span text:style-name="Source_20_Text"><text:span text:style-name="T128">create a new company:</text:span></text:span></text:p>
      <text:p text:style-name="P61"><text:span text:style-name="Source_20_Text"><text:span text:style-name="T86">type: </text:span></text:span><text:span text:style-name="Source_20_Text"><text:span text:style-name="T91">POST</text:span></text:span></text:p>
      <text:p text:style-name="P61"><text:span text:style-name="Source_20_Text"><text:span text:style-name="T86">uri: http://localhost:8080/</text:span></text:span><text:span text:style-name="Source_20_Text"><text:span text:style-name="T91">addCompany</text:span></text:span></text:p>
      <text:p text:style-name="P61"><text:span text:style-name="Source_20_Text"><text:span text:style-name="T86"/></text:span></text:p>
      <text:p text:style-name="P62"><text:span text:style-name="Source_20_Text"><text:span text:style-name="T92">Under Body:</text:span></text:span></text:p>
      <text:p text:style-name="P62"><text:span text:style-name="Source_20_Text"><text:span text:style-name="T92">Under raw:</text:span></text:span></text:p>
      <text:p text:style-name="P65"><text:span text:style-name="Source_20_Text"><text:span text:style-name="T95">type: text</text:span></text:span></text:p>
      <text:p text:style-name="P62"><text:span text:style-name="Source_20_Text"><text:span text:style-name="T92">{</text:span></text:span></text:p>
      <text:p text:style-name="P62"><text:span text:style-name="Source_20_Text"><text:span text:style-name="T92"><text:s/>"category": "Space technology",</text:span></text:span></text:p>
      <text:p text:style-name="P62"><text:span text:style-name="Source_20_Text"><text:span text:style-name="T92"><text:s/>"ceo": "Elon Musk",</text:span></text:span></text:p>
      <text:p text:style-name="P62"><text:span text:style-name="Source_20_Text"><text:span text:style-name="T92"><text:s/>"chairman": "ABC",</text:span></text:span></text:p>
      <text:p text:style-name="P62"><text:span text:style-name="Source_20_Text"><text:span text:style-name="T92"><text:s/>"name": "SpaceX",</text:span></text:span></text:p>
      <text:p text:style-name="P62"><text:span text:style-name="Source_20_Text"><text:span text:style-name="T92"><text:s/>"startDate": "2019-06-06"</text:span></text:span></text:p>
      <text:p text:style-name="P62"><text:span text:style-name="Source_20_Text"><text:span text:style-name="T92"><text:s/>}</text:span></text:span></text:p>
      <text:p text:style-name="P61"><text:span text:style-name="Source_20_Text"><text:span text:style-name="T86"/></text:span></text:p>
      <text:p text:style-name="P61"><text:span text:style-name="Source_20_Text"><text:span text:style-name="T86">Hit SEND.</text:span></text:span></text:p>
      <text:p text:style-name="P61"><text:span text:style-name="Source_20_Text"><text:span text:style-name="T86"/></text:span></text:p>
      <text:p text:style-name="P61"><text:span text:style-name="Source_20_Text"><text:span text:style-name="T89">Response:</text:span></text:span></text:p>
      <text:p text:style-name="P61"><text:span text:style-name="Source_20_Text"><text:span text:style-name="T89">{</text:span></text:span></text:p>
      <text:p text:style-name="P61"><text:span text:style-name="Source_20_Text"><text:span text:style-name="T89"><text:s text:c="4"/>"timestamp": "2019-06-06T11:57:13.810+0000",</text:span></text:span></text:p>
      <text:p text:style-name="P61"><text:span text:style-name="Source_20_Text"><text:span text:style-name="T89"><text:s text:c="4"/>"status": 415,</text:span></text:span></text:p>
      <text:p text:style-name="P61"><text:span text:style-name="Source_20_Text"><text:span text:style-name="T89"><text:s text:c="4"/>"error": "Unsupported Media Type",</text:span></text:span></text:p>
      <text:p text:style-name="P61"><text:span text:style-name="Source_20_Text"><text:span text:style-name="T89"><text:s text:c="4"/>"message": "Content type 'text/plain;charset=UTF-8' not supported",</text:span></text:span></text:p>
      <text:p text:style-name="P63"><text:span text:style-name="Source_20_Text"><text:span text:style-name="T89"><text:s text:c="4"/>"trace": "org.springframework.web.HttpMediaTypeNotSupportedException: Content type 'text/plain;charset=UTF-8' not supported\n\ta"</text:span></text:span></text:p>
      <text:p text:style-name="P63"><text:span text:style-name="Source_20_Text"><text:span text:style-name="T89"><text:tab/>path": "/addCompany"</text:span></text:span></text:p>
      <text:p text:style-name="P61"><text:span text:style-name="Source_20_Text"><text:span text:style-name="T89">}</text:span></text:span></text:p>
      <text:p text:style-name="P61"><text:span text:style-name="Source_20_Text"><text:span text:style-name="T89"/></text:span></text:p>
      <text:p text:style-name="P64"><text:span text:style-name="Source_20_Text"><text:span text:style-name="T93">And, from the logs, I can see this:</text:span></text:span></text:p>
      <text:p text:style-name="P64"><text:span text:style-name="Source_20_Text"><text:span text:style-name="T93">‘</text:span></text:span><text:span text:style-name="Source_20_Text"><text:span text:style-name="T93">com.sridhar.example.controller.CompanyController.createNewCompany(com.sridhar.example.model.Company): Content type 'text/plain;charset=UTF-8' not supported’</text:span></text:span></text:p>
      <text:p text:style-name="P64"><text:span text:style-name="Source_20_Text"><text:span text:style-name="T93"/></text:span></text:p>
      <text:p text:style-name="P66"><text:span text:style-name="Source_20_Text"><text:span text:style-name="T96">Reason: This is because I left the type of request in POSTMAN, under raw as Type, it should be changed to application json.</text:span></text:span></text:p>
      <text:p text:style-name="P66"><text:span text:style-name="Source_20_Text"><text:span text:style-name="T96"/></text:span></text:p>
      <text:p text:style-name="P67"><text:span text:style-name="Source_20_Text"><text:span text:style-name="T126">Now, making a call to </text:span></text:span><text:span text:style-name="Source_20_Text"><text:span text:style-name="T128">create a new company </text:span></text:span><text:span text:style-name="Source_20_Text"><text:span text:style-name="T129">with the corrected body content type</text:span></text:span><text:span text:style-name="Source_20_Text"><text:span text:style-name="T128">:</text:span></text:span></text:p>
      <text:p text:style-name="P67"><text:span text:style-name="Source_20_Text"><text:span text:style-name="T86">type: </text:span></text:span><text:span text:style-name="Source_20_Text"><text:span text:style-name="T91">POST</text:span></text:span></text:p>
      <text:p text:style-name="P67"><text:span text:style-name="Source_20_Text"><text:span text:style-name="T86">uri: http://localhost:8080/</text:span></text:span><text:span text:style-name="Source_20_Text"><text:span text:style-name="T91">addCompany</text:span></text:span></text:p>
      <text:p text:style-name="P67"><text:span text:style-name="Source_20_Text"><text:span text:style-name="T86"/></text:span></text:p>
      <text:p text:style-name="P67"><text:span text:style-name="Source_20_Text"><text:span text:style-name="T92">Under Body:</text:span></text:span></text:p>
      <text:p text:style-name="P67"><text:span text:style-name="Source_20_Text"><text:span text:style-name="T92">Under raw:</text:span></text:span></text:p>
      <text:p text:style-name="P67"><text:span text:style-name="Source_20_Text"><text:span text:style-name="T95">type: </text:span></text:span><text:span text:style-name="Source_20_Text"><text:span text:style-name="T97">JSON</text:span></text:span></text:p>
      <text:p text:style-name="P67"><text:span text:style-name="Source_20_Text"><text:span text:style-name="T92">{</text:span></text:span></text:p>
      <text:p text:style-name="P67"><text:span text:style-name="Source_20_Text"><text:span text:style-name="T92"><text:s/>"category": "Space technology",</text:span></text:span></text:p>
      <text:p text:style-name="P67"><text:span text:style-name="Source_20_Text"><text:span text:style-name="T92"><text:s/>"ceo": "Elon Musk",</text:span></text:span></text:p>
      <text:p text:style-name="P67"><text:span text:style-name="Source_20_Text"><text:span text:style-name="T92"><text:s/>"chairman": "ABC",</text:span></text:span></text:p>
      <text:p text:style-name="P67"><text:soft-page-break/><text:span text:style-name="Source_20_Text"><text:span text:style-name="T92"><text:s/>"name": "SpaceX",</text:span></text:span></text:p>
      <text:p text:style-name="P67"><text:span text:style-name="Source_20_Text"><text:span text:style-name="T92"><text:s/>"startDate": "2019-06-06"</text:span></text:span></text:p>
      <text:p text:style-name="P67"><text:span text:style-name="Source_20_Text"><text:span text:style-name="T92"><text:s/>}</text:span></text:span></text:p>
      <text:p text:style-name="P67"><text:span text:style-name="Source_20_Text"><text:span text:style-name="T86"/></text:span></text:p>
      <text:p text:style-name="P67"><text:span text:style-name="Source_20_Text"><text:span text:style-name="T86">Hit SEND.</text:span></text:span></text:p>
      <text:p text:style-name="P67"><text:span text:style-name="Source_20_Text"><text:span text:style-name="T86"/></text:span></text:p>
      <text:p text:style-name="P67"><text:span text:style-name="Source_20_Text"><text:span text:style-name="T97">Response:</text:span></text:span></text:p>
      <text:p text:style-name="P67"><text:span text:style-name="Source_20_Text"><text:span text:style-name="T97">{</text:span></text:span></text:p>
      <text:p text:style-name="P67"><text:span text:style-name="Source_20_Text"><text:span text:style-name="T97"><text:s text:c="4"/>"timestamp": "2019-06-06T12:03:50.980+0000",</text:span></text:span></text:p>
      <text:p text:style-name="P67"><text:span text:style-name="Source_20_Text"><text:span text:style-name="T97"><text:s text:c="4"/>"status": 500,</text:span></text:span></text:p>
      <text:p text:style-name="P67"><text:span text:style-name="Source_20_Text"><text:span text:style-name="T97"><text:s text:c="4"/>"error": "Internal Server Error",</text:span></text:span></text:p>
      <text:p text:style-name="P67"><text:span text:style-name="Source_20_Text"><text:span text:style-name="T97"><text:s text:c="4"/>"message": "could not extract ResultSet; SQL [n/a]; nested exception is org.hibernate.exception.SQLGrammarException: could not extract ResultSet"</text:span></text:span></text:p>
      <text:p text:style-name="P67"><text:span text:style-name="Source_20_Text"><text:span text:style-name="T97"/></text:span></text:p>
      <text:p text:style-name="P67"><text:span text:style-name="Source_20_Text"><text:span text:style-name="T97">Reason: As I can see from the logs, the main problem was that hibernate, which is our provider for this application, did not find a hibernate_sequence when it tried to make an entry into the company table.</text:span></text:span></text:p>
      <text:p text:style-name="P67"><text:span text:style-name="Source_20_Text"><text:span text:style-name="T97"/></text:span></text:p>
      <text:p text:style-name="P67"><text:span text:style-name="Source_20_Text"><text:span text:style-name="T97">06-06-2019 17:33:50.895 [http-nio-8080-exec-2] DEBUG org.hibernate.SQL.logStatement - select nextval ('hibernate_sequence')</text:span></text:span></text:p>
      <text:p text:style-name="P67"><text:span text:style-name="Source_20_Text"><text:span text:style-name="T97">Hibernate: select nextval ('hibernate_sequence')</text:span></text:span></text:p>
      <text:p text:style-name="P67"><text:span text:style-name="Source_20_Text"><text:span text:style-name="T97">06-06-2019 17:33:50.928 [http-nio-8080-exec-2] DEBUG o.h.e.jdbc.spi.SqlExceptionHelper.logExceptions - could not extract ResultSet [n/a]</text:span></text:span></text:p>
      <text:p text:style-name="P67"><text:span text:style-name="Source_20_Text"><text:span text:style-name="T97">org.postgresql.util.PSQLException: ERROR: relation "hibernate_sequence" does not exist</text:span></text:span></text:p>
      <text:p text:style-name="P67"><text:span text:style-name="Source_20_Text"><text:span text:style-name="T97"/></text:span></text:p>
      <text:p text:style-name="P67"><text:span text:style-name="Source_20_Text"><text:span text:style-name="T97">The above is the error from the logs. Hibernate tries to run the nextval function on hibernate_sequence to determine the primary key (id) value but it was not able to find this and hence the create company activity failed.</text:span></text:span></text:p>
      <text:p text:style-name="P67"><text:span text:style-name="Source_20_Text"><text:span text:style-name="T97"/></text:span></text:p>
      <text:p text:style-name="P68"><text:span text:style-name="Source_20_Text"><text:span text:style-name="T98">I have faced this issue before as well, it seems, there is some problem with hibernate_sequence with hibernate + postgresql. But, since you have <text:s/>used the generation strategy as ‘AUTO’, hibernate will look for hibernate_sequence. </text:span></text:span></text:p>
      <text:p text:style-name="P68"><text:span text:style-name="Source_20_Text"><text:span text:style-name="T98">So, one option is, to create a sequence of your own and change the strategy in your model and map the field with your custom created sequence.</text:span></text:span></text:p>
      <text:p text:style-name="P68"><text:span text:style-name="Source_20_Text"><text:span text:style-name="T98"/></text:span></text:p>
      <text:p text:style-name="P68"><text:span text:style-name="Source_20_Text"><text:span text:style-name="T98"/></text:span></text:p>
      <text:p text:style-name="P69"><text:span text:style-name="Source_20_Text"><text:span text:style-name="T130">So, we create the following sequence in the database </text:span></text:span><text:span text:style-name="Source_20_Text"><text:span text:style-name="T131">and also make other necessary changes to the model</text:span></text:span><text:span text:style-name="Source_20_Text"><text:span text:style-name="T130">:</text:span></text:span></text:p>
      <text:p text:style-name="P69"><text:span text:style-name="Source_20_Text"><text:span text:style-name="T99"/></text:span></text:p>
      <text:p text:style-name="P69"><text:span text:style-name="Source_20_Text"><text:span text:style-name="T136">CREATE</text:span></text:span><text:span text:style-name="T21"> </text:span><text:span text:style-name="T1">SEQUENCE</text:span><text:span text:style-name="T21"> </text:span><text:span text:style-name="T1">company_seq_id</text:span><text:span text:style-name="T21"> </text:span><text:span text:style-name="T1">OWNED</text:span><text:span text:style-name="T21"> </text:span><text:span text:style-name="T140">BY</text:span><text:span text:style-name="T21"> </text:span><text:span text:style-name="T1">company.id;</text:span></text:p>
      <text:p text:style-name="P69"><text:span text:style-name="Source_20_Text"><text:span text:style-name="T99"/></text:span></text:p>
      <text:p text:style-name="P70"><text:span text:style-name="Source_20_Text"><text:span text:style-name="T100">This is documented in the schema.sql</text:span></text:span></text:p>
      <text:p text:style-name="P70"><text:span text:style-name="Source_20_Text"><text:span text:style-name="T100"/></text:span></text:p>
      <text:p text:style-name="P71"><text:span text:style-name="Source_20_Text"><text:span text:style-name="T101">Now, the model i.e. Company.java also has to be updated to reflect this custom created sequence. We have to tell our jpa provider i.e. hibernate to use the above created custom sequence for the primary key value generation. So, we do the following changes to the model:</text:span></text:span></text:p>
      <text:p text:style-name="P71"><text:span text:style-name="Source_20_Text"><text:span text:style-name="T101"/></text:span></text:p>
      <text:p text:style-name="P71"><text:soft-page-break/><text:span text:style-name="Source_20_Text"><text:span text:style-name="T101"><text:tab/></text:span></text:span><text:span text:style-name="T155">@Id</text:span></text:p>
      <text:p text:style-name="P24"><text:span text:style-name="T2"><text:tab/></text:span><text:span text:style-name="T155">@GeneratedValue</text:span><text:span text:style-name="T2">(strategy=GenerationType.</text:span><text:span text:style-name="T156">SEQUENCE</text:span><text:span text:style-name="T2">, generator=</text:span><text:span text:style-name="T148">"company_seq_generator"</text:span><text:span text:style-name="T2">)</text:span></text:p>
      <text:p text:style-name="P24"><text:span text:style-name="T2"><text:tab/></text:span><text:span text:style-name="T155">@SequenceGenerator</text:span><text:span text:style-name="T2">(name=</text:span><text:span text:style-name="T148">"company_seq_generator"</text:span><text:span text:style-name="T2">, sequenceName=</text:span><text:span text:style-name="T148">"company_seq_id"</text:span><text:span text:style-name="T2">, allocationSize=1)</text:span></text:p>
      <text:p text:style-name="P24"><text:span text:style-name="T2"><text:tab/></text:span><text:span text:style-name="T139">private</text:span><text:span text:style-name="T2"> Integer </text:span><text:span text:style-name="T158">id</text:span><text:span text:style-name="T2">;</text:span></text:p>
      <text:p text:style-name="P71"><text:span text:style-name="Source_20_Text"><text:span text:style-name="T101"/></text:span></text:p>
      <text:p text:style-name="P72"><text:span text:style-name="Source_20_Text"><text:span text:style-name="T103">So, we have changed our generation strategy from AUTO to SEQUENCE and mentioned our sequence generators name </text:span></text:span><text:span text:style-name="Source_20_Text"><text:span text:style-name="T104">(by using the generator attribute).</text:span></text:span></text:p>
      <text:p text:style-name="P72"><text:span text:style-name="Source_20_Text"><text:span text:style-name="T103"/></text:span></text:p>
      <text:p text:style-name="P73"><text:span text:style-name="Source_20_Text"><text:span text:style-name="T104">The @SequenceGenerator basically informs our jpa about the seuquence to use (by its sequenceName attribute) and also mentions the allocation size i.e. by how much should the sequence values be incremented.</text:span></text:span></text:p>
      <text:p text:style-name="P73"><text:span text:style-name="Source_20_Text"><text:span text:style-name="T104"/></text:span></text:p>
      <text:p text:style-name="P74"><text:span text:style-name="Source_20_Text"><text:span text:style-name="T105">So, now, building the application again and re-boot.</text:span></text:span></text:p>
      <text:p text:style-name="P74"><text:span text:style-name="Source_20_Text"><text:span text:style-name="T105"/></text:span></text:p>
      <text:p text:style-name="P75"><text:span text:style-name="Source_20_Text"><text:span text:style-name="T106">Application started fine.</text:span></text:span></text:p>
      <text:p text:style-name="P75"><text:span text:style-name="Source_20_Text"><text:span text:style-name="T106"/></text:span></text:p>
      <text:p text:style-name="P76"><text:span text:style-name="Source_20_Text"><text:span text:style-name="T126">Now, making a call to </text:span></text:span><text:span text:style-name="Source_20_Text"><text:span text:style-name="T128">create a new company, </text:span></text:span><text:span text:style-name="Source_20_Text"><text:span text:style-name="T132">after defining the custom sequence</text:span></text:span><text:span text:style-name="Source_20_Text"><text:span text:style-name="T128">:</text:span></text:span></text:p>
      <text:p text:style-name="P76"><text:span text:style-name="Source_20_Text"><text:span text:style-name="T86">type: </text:span></text:span><text:span text:style-name="Source_20_Text"><text:span text:style-name="T91">POST</text:span></text:span></text:p>
      <text:p text:style-name="P76"><text:span text:style-name="Source_20_Text"><text:span text:style-name="T86">uri: http://localhost:8080/</text:span></text:span><text:span text:style-name="Source_20_Text"><text:span text:style-name="T91">addCompany</text:span></text:span></text:p>
      <text:p text:style-name="P76"><text:span text:style-name="Source_20_Text"><text:span text:style-name="T86"/></text:span></text:p>
      <text:p text:style-name="P76"><text:span text:style-name="Source_20_Text"><text:span text:style-name="T92">Under Body:</text:span></text:span></text:p>
      <text:p text:style-name="P76"><text:span text:style-name="Source_20_Text"><text:span text:style-name="T92">Under raw:</text:span></text:span></text:p>
      <text:p text:style-name="P76"><text:span text:style-name="Source_20_Text"><text:span text:style-name="T95">type: </text:span></text:span><text:span text:style-name="Source_20_Text"><text:span text:style-name="T97">JSON</text:span></text:span></text:p>
      <text:p text:style-name="P76"><text:span text:style-name="Source_20_Text"><text:span text:style-name="T92">{</text:span></text:span></text:p>
      <text:p text:style-name="P76"><text:span text:style-name="Source_20_Text"><text:span text:style-name="T92"><text:s/>"category": "Space technology",</text:span></text:span></text:p>
      <text:p text:style-name="P76"><text:span text:style-name="Source_20_Text"><text:span text:style-name="T92"><text:s/>"ceo": "Elon Musk",</text:span></text:span></text:p>
      <text:p text:style-name="P76"><text:span text:style-name="Source_20_Text"><text:span text:style-name="T92"><text:s/>"chairman": "ABC",</text:span></text:span></text:p>
      <text:p text:style-name="P76"><text:span text:style-name="Source_20_Text"><text:span text:style-name="T92"><text:s/>"name": "SpaceX",</text:span></text:span></text:p>
      <text:p text:style-name="P76"><text:span text:style-name="Source_20_Text"><text:span text:style-name="T92"><text:s/>"startDate": "2019-06-06"</text:span></text:span></text:p>
      <text:p text:style-name="P76"><text:span text:style-name="Source_20_Text"><text:span text:style-name="T92"><text:s/>}</text:span></text:span></text:p>
      <text:p text:style-name="P76"><text:span text:style-name="Source_20_Text"><text:span text:style-name="T86"/></text:span></text:p>
      <text:p text:style-name="P76"><text:span text:style-name="Source_20_Text"><text:span text:style-name="T86">Hit SEND.</text:span></text:span></text:p>
      <text:p text:style-name="P76"><text:span text:style-name="Source_20_Text"><text:span text:style-name="T86"/></text:span></text:p>
      <text:p text:style-name="P76"><text:span text:style-name="Source_20_Text"><text:span text:style-name="T97">Response:</text:span></text:span></text:p>
      <text:p text:style-name="P76"><text:span text:style-name="Source_20_Text"><text:span text:style-name="T97">{</text:span></text:span></text:p>
      <text:p text:style-name="P76"><text:span text:style-name="Source_20_Text"><text:span text:style-name="T97"><text:s text:c="4"/>"timestamp": "2019-06-06T12:42:32.454+0000",</text:span></text:span></text:p>
      <text:p text:style-name="P76"><text:span text:style-name="Source_20_Text"><text:span text:style-name="T97"><text:s text:c="4"/>"status": 500,</text:span></text:span></text:p>
      <text:p text:style-name="P76"><text:span text:style-name="Source_20_Text"><text:span text:style-name="T97"><text:s text:c="4"/>"error": "Internal Server Error",</text:span></text:span></text:p>
      <text:p text:style-name="P76"><text:span text:style-name="Source_20_Text"><text:span text:style-name="T97"><text:s text:c="4"/>"message": "could not execute statement; SQL [n/a]; constraint [company_pkey]; nested exception is org.hibernate.exception</text:span></text:span></text:p>
      <text:p text:style-name="P76"><text:span text:style-name="Source_20_Text"><text:span text:style-name="T97"/></text:span></text:p>
      <text:p text:style-name="P77"><text:span text:style-name="Source_20_Text"><text:span text:style-name="T107">Reason: </text:span></text:span></text:p>
      <text:p text:style-name="P77"><text:span text:style-name="Source_20_Text"><text:span text:style-name="T107">Because, there are already some dummy records in the table with custom inserted primary keys (starting with 1), what happened is, when the newly created sequence got invoked by hibernate, it naturally generated the value as 1 (since this is the first invoke) and when hibernate tried to do an insert into the table, a unqiue constraint violation of the primary key happened because of which the request failed.</text:span></text:span></text:p>
      <text:p text:style-name="P77"><text:span text:style-name="Source_20_Text"><text:span text:style-name="T107"/></text:span></text:p>
      <text:p text:style-name="P77"><text:span text:style-name="Source_20_Text"><text:span text:style-name="T107">This is what I can see from the logs:</text:span></text:span></text:p>
      <text:p text:style-name="P77"><text:span text:style-name="Source_20_Text"><text:span text:style-name="T107"/></text:span></text:p>
      <text:p text:style-name="P77"><text:soft-page-break/><text:span text:style-name="Source_20_Text"><text:span text:style-name="T107">06-06-2019 18:12:31.147 [http-nio-8080-exec-2] DEBUG org.hibernate.SQL.logStatement - select nextval ('company_seq_id')</text:span></text:span></text:p>
      <text:p text:style-name="P77"><text:span text:style-name="Source_20_Text"><text:span text:style-name="T107">Hibernate: select nextval ('company_seq_id')</text:span></text:span></text:p>
      <text:p text:style-name="P77"><text:span text:style-name="Source_20_Text"><text:span text:style-name="T107">06-06-2019 18:12:31.204 [http-nio-8080-exec-2] DEBUG o.h.id.enhanced.SequenceStructure.getNextValue - Sequence value obtained: 1</text:span></text:span></text:p>
      <text:p text:style-name="P77"><text:span text:style-name="Source_20_Text"><text:span text:style-name="T107">06-06-2019 18:12:32.298 [http-nio-8080-exec-2] DEBUG org.hibernate.SQL.logStatement - insert into company (category, ceo, chairman, name, start_date, id) values (?, ?, ?, ?, ?, ?)</text:span></text:span></text:p>
      <text:p text:style-name="P77"><text:span text:style-name="Source_20_Text"><text:span text:style-name="T107">Hibernate: insert into company (category, ceo, chairman, name, start_date, id) values (?, ?, ?, ?, ?, ?)</text:span></text:span></text:p>
      <text:p text:style-name="P77"><text:span text:style-name="Source_20_Text"><text:span text:style-name="T107">06-06-2019 18:12:32.314 [http-nio-8080-exec-2] DEBUG o.h.e.jdbc.spi.SqlExceptionHelper.logExceptions - could not execute statement [n/a]</text:span></text:span></text:p>
      <text:p text:style-name="P77"><text:span text:style-name="Source_20_Text"><text:span text:style-name="T107">org.postgresql.util.PSQLException: ERROR: duplicate key value violates unique constraint "company_pkey"</text:span></text:span></text:p>
      <text:p text:style-name="P77"><text:span text:style-name="Source_20_Text"><text:span text:style-name="T107"><text:s text:c="2"/>Detail: Key (id)=(1) already exists.</text:span></text:span></text:p>
      <text:p text:style-name="P77"><text:span text:style-name="Source_20_Text"><text:span text:style-name="T107"/></text:span></text:p>
      <text:p text:style-name="P78"><text:span text:style-name="Source_20_Text"><text:span text:style-name="T108">Solution:</text:span></text:span></text:p>
      <text:p text:style-name="P78"><text:span text:style-name="Source_20_Text"><text:span text:style-name="T108">I just went to the pgadmin (the postgresql client) and in the query editor of the concerned database, I ran the following query:</text:span></text:span></text:p>
      <text:p text:style-name="P78"><text:span text:style-name="Source_20_Text"><text:span text:style-name="T108"/></text:span></text:p>
      <text:p text:style-name="P78"><text:span text:style-name="Source_20_Text"><text:span text:style-name="T137">select</text:span></text:span><text:span text:style-name="T21"> </text:span><text:span text:style-name="T1">nextval</text:span><text:span text:style-name="T21"> </text:span><text:span text:style-name="T1">(</text:span><text:span text:style-name="T13">'company_seq_id'</text:span><text:span text:style-name="T1">);</text:span></text:p>
      <text:p text:style-name="P78"><text:span text:style-name="Source_20_Text"><text:span text:style-name="T108"/></text:span></text:p>
      <text:p text:style-name="P79"><text:span text:style-name="Source_20_Text"><text:span text:style-name="T109">I ran the above function call twice i.e. <text:s/>until I got the value as 3. Now, the next time when this sequence is again called by the hibernate it will generate value 4 which will be used as the pk id value, which should be okay.</text:span></text:span></text:p>
      <text:p text:style-name="P79"><text:span text:style-name="Source_20_Text"><text:span text:style-name="T109"/></text:span></text:p>
      <text:p text:style-name="P80"><text:span text:style-name="Source_20_Text"><text:span text:style-name="T126">Now, making a call to </text:span></text:span><text:span text:style-name="Source_20_Text"><text:span text:style-name="T128">create a new company, </text:span></text:span><text:span text:style-name="Source_20_Text"><text:span text:style-name="T132">after </text:span></text:span><text:span text:style-name="Source_20_Text"><text:span text:style-name="T133">incrementing the sequence value</text:span></text:span><text:span text:style-name="Source_20_Text"><text:span text:style-name="T128">:</text:span></text:span></text:p>
      <text:p text:style-name="P80"><text:span text:style-name="Source_20_Text"><text:span text:style-name="T86">type: </text:span></text:span><text:span text:style-name="Source_20_Text"><text:span text:style-name="T91">POST</text:span></text:span></text:p>
      <text:p text:style-name="P80"><text:span text:style-name="Source_20_Text"><text:span text:style-name="T86">uri: http://localhost:8080/</text:span></text:span><text:span text:style-name="Source_20_Text"><text:span text:style-name="T91">addCompany</text:span></text:span></text:p>
      <text:p text:style-name="P80"><text:span text:style-name="Source_20_Text"><text:span text:style-name="T86"/></text:span></text:p>
      <text:p text:style-name="P80"><text:span text:style-name="Source_20_Text"><text:span text:style-name="T92">Under Body:</text:span></text:span></text:p>
      <text:p text:style-name="P80"><text:span text:style-name="Source_20_Text"><text:span text:style-name="T92">Under raw:</text:span></text:span></text:p>
      <text:p text:style-name="P80"><text:span text:style-name="Source_20_Text"><text:span text:style-name="T95">type: </text:span></text:span><text:span text:style-name="Source_20_Text"><text:span text:style-name="T97">JSON</text:span></text:span></text:p>
      <text:p text:style-name="P80"><text:span text:style-name="Source_20_Text"><text:span text:style-name="T92">{</text:span></text:span></text:p>
      <text:p text:style-name="P80"><text:span text:style-name="Source_20_Text"><text:span text:style-name="T92"><text:s/>"category": "Space technology",</text:span></text:span></text:p>
      <text:p text:style-name="P80"><text:span text:style-name="Source_20_Text"><text:span text:style-name="T92"><text:s/>"ceo": "Elon Musk",</text:span></text:span></text:p>
      <text:p text:style-name="P80"><text:span text:style-name="Source_20_Text"><text:span text:style-name="T92"><text:s/>"chairman": "ABC",</text:span></text:span></text:p>
      <text:p text:style-name="P80"><text:span text:style-name="Source_20_Text"><text:span text:style-name="T92"><text:s/>"name": "SpaceX",</text:span></text:span></text:p>
      <text:p text:style-name="P80"><text:span text:style-name="Source_20_Text"><text:span text:style-name="T92"><text:s/>"startDate": "2019-06-06"</text:span></text:span></text:p>
      <text:p text:style-name="P80"><text:span text:style-name="Source_20_Text"><text:span text:style-name="T92"><text:s/>}</text:span></text:span></text:p>
      <text:p text:style-name="P80"><text:span text:style-name="Source_20_Text"><text:span text:style-name="T86"/></text:span></text:p>
      <text:p text:style-name="P80"><text:span text:style-name="Source_20_Text"><text:span text:style-name="T86">Hit SEND.</text:span></text:span></text:p>
      <text:p text:style-name="P80"><text:span text:style-name="Source_20_Text"><text:span text:style-name="T86"/></text:span></text:p>
      <text:p text:style-name="P80"><text:span text:style-name="Source_20_Text"><text:span text:style-name="T97">Response:</text:span></text:span></text:p>
      <text:p text:style-name="P81"><text:span text:style-name="Source_20_Text"><text:span text:style-name="T110">Blank. Nothing in the response.</text:span></text:span></text:p>
      <text:p text:style-name="P81"><text:span text:style-name="Source_20_Text"><text:span text:style-name="T110"/></text:span></text:p>
      <text:p text:style-name="P81"><text:span text:style-name="Source_20_Text"><text:span text:style-name="T110">Reason:</text:span></text:span></text:p>
      <text:p text:style-name="P81"><text:span text:style-name="Source_20_Text"><text:span text:style-name="T110">When I cheeck in the database, by running the query:</text:span></text:span></text:p>
      <text:p text:style-name="P81"><text:span text:style-name="Source_20_Text"><text:span text:style-name="T110">select * from company</text:span></text:span></text:p>
      <text:p text:style-name="P81"><text:span text:style-name="Source_20_Text"><text:span text:style-name="T110">I do find the newly created company perfectly inserted. Also, the log output confirms the entry has been created.</text:span></text:span></text:p>
      <text:p text:style-name="P81"><text:soft-page-break/><text:span text:style-name="Source_20_Text"><text:span text:style-name="T110">So, this is because, the method that handles this request in the controller has a return type ‘void’ and hence no response.</text:span></text:span></text:p>
      <text:p text:style-name="P81"><text:span text:style-name="Source_20_Text"><text:span text:style-name="T110"/></text:span></text:p>
      <text:p text:style-name="P82"><text:span text:style-name="Source_20_Text"><text:span text:style-name="T134">Modified the createNewCompany method of CompanyController to return the correct http response status:</text:span></text:span></text:p>
      <text:p text:style-name="P82"><text:span text:style-name="Source_20_Text"><text:span text:style-name="T134"/></text:span></text:p>
      <text:p text:style-name="P82"><text:span text:style-name="Source_20_Text"><text:span text:style-name="T111">As of now, the createNewCompany does not return anything, I mean, not only anything in its body but even the http response status also comes back as 200 (which means success) but I wanted the http response status to reflect the appropriate and more specific status, which is, 201, which means, a new resource has been created, which is what is the case with the create new </text:span></text:span><text:span text:style-name="Source_20_Text"><text:span text:style-name="T112">company.</text:span></text:span></text:p>
      <text:p text:style-name="P83"><text:span text:style-name="Source_20_Text"><text:span text:style-name="T113">And, hence modified the method to the following:</text:span></text:span></text:p>
      <text:p text:style-name="P83"><text:span text:style-name="Source_20_Text"><text:span text:style-name="T113"/></text:span></text:p>
      <text:p text:style-name="P83"><text:span text:style-name="Source_20_Text"><text:span text:style-name="T113"><text:s text:c="2"/></text:span></text:span><text:span text:style-name="T155">@PostMapping</text:span><text:span text:style-name="T2">(</text:span><text:span text:style-name="T148">"/addCompany"</text:span><text:span text:style-name="T2">)</text:span></text:p>
      <text:p text:style-name="P24"><text:span text:style-name="T2"><text:s text:c="2"/></text:span><text:span text:style-name="T139">public</text:span><text:span text:style-name="T2"> </text:span><text:span text:style-name="T3">ResponseEntity&lt;?&gt;</text:span><text:span text:style-name="T2"> createNewCompany(</text:span><text:span text:style-name="T155">@RequestBody</text:span><text:span text:style-name="T2"> Company </text:span><text:span text:style-name="T163">company</text:span><text:span text:style-name="T2"> ) {</text:span></text:p>
      <text:p text:style-name="P24"><text:span text:style-name="T2"><text:s text:c="4"/></text:span><text:span text:style-name="T158">companyService</text:span><text:span text:style-name="T2">.createCompany(</text:span><text:span text:style-name="T163">company</text:span><text:span text:style-name="T2">);</text:span></text:p>
      <text:p text:style-name="P24"><text:span text:style-name="T2"><text:s text:c="4"/></text:span><text:span text:style-name="T141">return</text:span><text:span text:style-name="T3"> </text:span><text:span text:style-name="T141">new</text:span><text:span text:style-name="T3"> ResponseEntity&lt;&gt;(HttpStatus.</text:span><text:span text:style-name="T157">CREATED</text:span><text:span text:style-name="T3">);</text:span></text:p>
      <text:p text:style-name="P24"><text:span text:style-name="T2"><text:s text:c="2"/>}</text:span></text:p>
      <text:p text:style-name="P83"><text:span text:style-name="Source_20_Text"><text:span text:style-name="T113"/></text:span></text:p>
      <text:p text:style-name="P84"><text:span text:style-name="Source_20_Text"><text:span text:style-name="T115">As you can see, the new change is that the method returning a Respons</text:span></text:span><text:span text:style-name="Source_20_Text"><text:span text:style-name="T116">e</text:span></text:span><text:span text:style-name="Source_20_Text"><text:span text:style-name="T115">Entity with the HttpStatus of CREATED i.e. 201.</text:span></text:span></text:p>
      <text:p text:style-name="P84"><text:span text:style-name="Source_20_Text"><text:span text:style-name="T115"/></text:span></text:p>
      <text:p text:style-name="P85"><text:span text:style-name="Source_20_Text"><text:span text:style-name="T116">ResponseEntity is an extenstion of HttpEntity which allows us to add a HttpStatus code in the response.</text:span></text:span></text:p>
      <text:p text:style-name="P85"><text:span text:style-name="Source_20_Text"><text:span text:style-name="T116"/></text:span></text:p>
      <text:p text:style-name="P86"><text:span text:style-name="Source_20_Text"><text:span text:style-name="T135">Now, making a request to create a new company, let’s see what is the http status code that is returned:</text:span></text:span></text:p>
      <text:p text:style-name="P86"><text:span text:style-name="Source_20_Text"><text:span text:style-name="T135"/></text:span></text:p>
      <text:p text:style-name="P87"><text:span text:style-name="Source_20_Text"><text:span text:style-name="T86">type: </text:span></text:span><text:span text:style-name="Source_20_Text"><text:span text:style-name="T91">POST</text:span></text:span></text:p>
      <text:p text:style-name="P87"><text:span text:style-name="Source_20_Text"><text:span text:style-name="T86">uri: http://localhost:8080/</text:span></text:span><text:span text:style-name="Source_20_Text"><text:span text:style-name="T91">addCompany</text:span></text:span></text:p>
      <text:p text:style-name="P87"><text:span text:style-name="Source_20_Text"><text:span text:style-name="T86"/></text:span></text:p>
      <text:p text:style-name="P87"><text:span text:style-name="Source_20_Text"><text:span text:style-name="T92">Under Body:</text:span></text:span></text:p>
      <text:p text:style-name="P87"><text:span text:style-name="Source_20_Text"><text:span text:style-name="T92">Under raw:</text:span></text:span></text:p>
      <text:p text:style-name="P87"><text:span text:style-name="Source_20_Text"><text:span text:style-name="T95">type: </text:span></text:span><text:span text:style-name="Source_20_Text"><text:span text:style-name="T97">JSON</text:span></text:span></text:p>
      <text:p text:style-name="P87"><text:span text:style-name="Source_20_Text"><text:span text:style-name="T86">{</text:span></text:span></text:p>
      <text:p text:style-name="P87"><text:span text:style-name="Source_20_Text"><text:span text:style-name="T86"><text:s/>"category": "Mobile, Technology, Products, Spying",</text:span></text:span></text:p>
      <text:p text:style-name="P87"><text:span text:style-name="Source_20_Text"><text:span text:style-name="T86"><text:s/>"ceo": "Chin Chan",</text:span></text:span></text:p>
      <text:p text:style-name="P87"><text:span text:style-name="Source_20_Text"><text:span text:style-name="T86"><text:s/>"chairman": "ANung Nung",</text:span></text:span></text:p>
      <text:p text:style-name="P87"><text:span text:style-name="Source_20_Text"><text:span text:style-name="T86"><text:s/>"name": "Tencent3",</text:span></text:span></text:p>
      <text:p text:style-name="P87"><text:span text:style-name="Source_20_Text"><text:span text:style-name="T86"><text:s/>"startDate": "2019-06-06"</text:span></text:span></text:p>
      <text:p text:style-name="P87"><text:span text:style-name="Source_20_Text"><text:span text:style-name="T86"><text:s/>}</text:span></text:span></text:p>
      <text:p text:style-name="P87"><text:span text:style-name="Source_20_Text"><text:span text:style-name="T86"/></text:span></text:p>
      <text:p text:style-name="P87"><text:span text:style-name="Source_20_Text"><text:span text:style-name="T86">Hit SEND.</text:span></text:span></text:p>
      <text:p text:style-name="P87"><text:span text:style-name="Source_20_Text"><text:span text:style-name="T86"/></text:span></text:p>
      <text:p text:style-name="P87"><text:span text:style-name="Source_20_Text"><text:span text:style-name="T97">Response:</text:span></text:span></text:p>
      <text:p text:style-name="P87"><text:span text:style-name="Source_20_Text"><text:span text:style-name="T118">Body is blank. But the Http Status is 201, which means, created. Perfe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06T21:47:30.327542746</dc:date>
    <meta:editing-cycles>693</meta:editing-cycles>
    <meta:editing-duration>P2DT30M33S</meta:editing-duration>
    <meta:generator>LibreOffice/6.0.7.3$Linux_X86_64 LibreOffice_project/00m0$Build-3</meta:generator>
    <meta:document-statistic meta:table-count="0" meta:image-count="0" meta:object-count="0" meta:page-count="16" meta:paragraph-count="421" meta:word-count="4345" meta:character-count="30427" meta:non-whitespace-character-count="25980"/>
  </office:meta>
</office:document-meta>
</file>